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nonymous Pro2" svg:font-family="'Anonymous Pro'"/>
    <style:font-face style:name="Mangal1" svg:font-family="Mangal"/>
    <style:font-face style:name="Times New Roman2"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992cm" table:align="left"/>
    </style:style>
    <style:style style:name="Таблица1.A" style:family="table-column">
      <style:table-column-properties style:column-width="5.41cm"/>
    </style:style>
    <style:style style:name="Таблица1.B" style:family="table-column">
      <style:table-column-properties style:column-width="11.582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5.415cm" style:rel-column-width="20874*"/>
    </style:style>
    <style:style style:name="Таблица2.B" style:family="table-column">
      <style:table-column-properties style:column-width="11.585cm" style:rel-column-width="44661*"/>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2cm" table:align="left"/>
    </style:style>
    <style:style style:name="Таблица3.A" style:family="table-column">
      <style:table-column-properties style:column-width="5.41cm"/>
    </style:style>
    <style:style style:name="Таблица3.B" style:family="table-column">
      <style:table-column-properties style:column-width="11.582cm"/>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2cm" table:align="left"/>
    </style:style>
    <style:style style:name="Таблица4.A" style:family="table-column">
      <style:table-column-properties style:column-width="5.41cm"/>
    </style:style>
    <style:style style:name="Таблица4.B" style:family="table-column">
      <style:table-column-properties style:column-width="11.582cm"/>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4.496cm" style:rel-column-width="17332*"/>
    </style:style>
    <style:style style:name="Таблица6.B" style:family="table-column">
      <style:table-column-properties style:column-width="4.657cm" style:rel-column-width="17951*"/>
    </style:style>
    <style:style style:name="Таблица6.C" style:family="table-column">
      <style:table-column-properties style:column-width="7.848cm" style:rel-column-width="30252*"/>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0.002cm solid #000000" fo:border-bottom="0.002cm solid #000000"/>
    </style:style>
    <style:style style:name="Таблица6.B2" style:family="table-cell">
      <style:table-cell-properties fo:padding="0.097cm" fo:border-left="none" fo:border-right="none" fo:border-top="0.002cm solid #000000" fo:border-bottom="0.002cm solid #000000"/>
    </style:style>
    <style:style style:name="Таблица6.C2" style:family="table-cell">
      <style:table-cell-properties fo:padding="0.097cm" fo:border-left="none" fo:border-right="0.002cm solid #000000" fo:border-top="0.002cm solid #000000" fo:border-bottom="0.002cm solid #000000"/>
    </style:style>
    <style:style style:name="Таблица6.A3" style:family="table-cell">
      <style:table-cell-properties fo:padding="0.097cm" fo:border-left="0.002cm solid #000000" fo:border-right="none" fo:border-top="none" fo:border-bottom="0.002cm solid #000000"/>
    </style:style>
    <style:style style:name="Таблица6.C3" style:family="table-cell">
      <style:table-cell-properties fo:padding="0.097cm" fo:border-left="0.002cm solid #000000" fo:border-right="0.002cm solid #000000" fo:border-top="none" fo:border-bottom="0.002cm solid #000000"/>
    </style:style>
    <style:style style:name="Таблица5" style:family="table">
      <style:table-properties style:width="17cm" table:align="margins"/>
    </style:style>
    <style:style style:name="Таблица5.A" style:family="table-column">
      <style:table-column-properties style:column-width="4.022cm" style:rel-column-width="15503*"/>
    </style:style>
    <style:style style:name="Таблица5.B" style:family="table-column">
      <style:table-column-properties style:column-width="5.927cm" style:rel-column-width="22846*"/>
    </style:style>
    <style:style style:name="Таблица5.C" style:family="table-column">
      <style:table-column-properties style:column-width="5.186cm" style:rel-column-width="19990*"/>
    </style:style>
    <style:style style:name="Таблица5.D" style:family="table-column">
      <style:table-column-properties style:column-width="1.866cm" style:rel-column-width="7196*"/>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5.5" style:family="table-row">
      <style:table-row-properties style:min-row-height="0.788cm"/>
    </style:style>
    <style:style style:name="Таблица5.B6" style:family="table-cell">
      <style:table-cell-properties fo:padding="0.097cm" fo:border-left="none" fo:border-right="0.002cm solid #000000" fo:border-top="0.002cm solid #000000" fo:border-bottom="0.002cm solid #000000"/>
    </style:style>
    <style:style style:name="Таблица5.19" style:family="table-row">
      <style:table-row-properties style:min-row-height="0.644cm"/>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text-properties fo:language="en" fo:country="US"/>
    </style:style>
    <style:style style:name="P4" style:family="paragraph" style:parent-style-name="Text_20_body">
      <style:text-properties fo:language="ru" fo:country="RU"/>
    </style:style>
    <style:style style:name="P5" style:family="paragraph" style:parent-style-name="Код">
      <style:text-properties style:text-position="0% 100%"/>
    </style:style>
    <style:style style:name="P6" style:family="paragraph" style:parent-style-name="Standard">
      <style:paragraph-properties fo:text-align="center" style:justify-single-word="false"/>
      <style:text-properties fo:font-size="60pt" style:font-size-asian="60pt" style:font-size-complex="60pt"/>
    </style:style>
    <style:style style:name="P7" style:family="paragraph" style:parent-style-name="Table_20_Contents">
      <style:text-properties style:font-name="Anonymous Pro1"/>
    </style:style>
    <style:style style:name="P8" style:family="paragraph" style:parent-style-name="Table_20_Contents">
      <style:text-properties style:font-name="Anonymous Pro1" fo:language="en" fo:country="US"/>
    </style:style>
    <style:style style:name="P9" style:family="paragraph" style:parent-style-name="Table_20_Contents">
      <style:text-properties style:font-name="Anonymous Pro1" fo:language="en" fo:country="US" fo:font-weight="bold" style:font-weight-asian="bold" style:font-weight-complex="bold"/>
    </style:style>
    <style:style style:name="P10" style:family="paragraph" style:parent-style-name="Table_20_Contents">
      <style:text-properties style:font-name="Anonymous Pro1" fo:language="en" fo:country="US" fo:font-style="italic" style:font-style-asian="italic" style:font-style-complex="italic"/>
    </style:style>
    <style:style style:name="P11" style:family="paragraph" style:parent-style-name="Table_20_Contents">
      <style:text-properties style:font-name="Anonymous Pro1" fo:language="en" fo:country="US" fo:font-style="italic" style:text-underline-style="none" style:font-style-asian="italic" style:font-style-complex="italic"/>
    </style:style>
    <style:style style:name="P12" style:family="paragraph" style:parent-style-name="Table_20_Contents">
      <style:text-properties style:font-name="Anonymous Pro1" fo:language="en" fo:country="US" style:text-underline-style="solid" style:text-underline-width="auto" style:text-underline-color="font-color"/>
    </style:style>
    <style:style style:name="P13" style:family="paragraph" style:parent-style-name="Table_20_Contents">
      <style:text-properties style:font-name="Anonymous Pro1" fo:language="en" fo:country="US" fo:font-weight="normal" style:font-weight-asian="normal" style:font-weight-complex="normal"/>
    </style:style>
    <style:style style:name="P14" style:family="paragraph" style:parent-style-name="Table_20_Contents">
      <style:text-properties style:font-name="Anonymous Pro2" fo:language="en" fo:country="US" fo:font-style="italic" style:font-style-asian="italic" style:font-style-complex="italic"/>
    </style:style>
    <style:style style:name="P15" style:family="paragraph" style:parent-style-name="Table_20_Contents">
      <style:text-properties fo:language="en" fo:country="US"/>
    </style:style>
    <style:style style:name="P16" style:family="paragraph" style:parent-style-name="Table_20_Contents">
      <style:text-properties fo:color="#0000ff" style:font-name="Anonymous Pro1" fo:language="en" fo:country="US"/>
    </style:style>
    <style:style style:name="P17" style:family="paragraph" style:parent-style-name="Text_20_body" style:list-style-name="L1"/>
    <style:style style:name="P18" style:family="paragraph" style:parent-style-name="Heading_20_2">
      <style:paragraph-properties fo:break-before="page"/>
    </style:style>
    <style:style style:name="P19" style:family="paragraph" style:parent-style-name="Table_20_Contents">
      <style:text-properties fo:color="#0000ff" style:font-name="Anonymous Pro1" fo:language="en" fo:country="US"/>
    </style:style>
    <style:style style:name="P20" style:family="paragraph" style:parent-style-name="Table_20_Contents">
      <style:text-properties fo:color="#0000ff" style:font-name="Anonymous Pro1" fo:language="en" fo:country="US" fo:font-weight="normal" style:font-weight-asian="normal" style:font-weight-complex="normal"/>
    </style:style>
    <style:style style:name="T1" style:family="text">
      <style:text-properties style:font-name="Times New Roman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style:font-name="Anonymous Pro1"/>
    </style:style>
    <style:style style:name="T10" style:family="text">
      <style:text-properties style:font-name="Anonymous Pro1" fo:language="en" fo:country="US"/>
    </style:style>
    <style:style style:name="T11" style:family="text">
      <style:text-properties style:font-name="Anonymous Pro1" fo:language="en" fo:country="US" fo:font-style="italic" style:font-style-asian="italic" style:font-style-complex="italic"/>
    </style:style>
    <style:style style:name="T12" style:family="text">
      <style:text-properties style:font-name="Anonymous Pro1" fo:language="en" fo:country="US" style:text-underline-style="solid" style:text-underline-width="auto" style:text-underline-color="font-color"/>
    </style:style>
    <style:style style:name="T13" style:family="text">
      <style:text-properties style:text-position="sub 58%"/>
    </style:style>
    <style:style style:name="T14" style:family="text">
      <style:text-properties style:text-position="sub 58%" style:font-name="Anonymous Pro2" fo:font-style="normal" style:font-style-asian="normal" style:font-style-complex="normal"/>
    </style:style>
    <style:style style:name="T15" style:family="text">
      <style:text-properties style:text-position="sub 58%" style:font-name="Anonymous Pro2" fo:font-style="normal" fo:font-weight="bold" style:font-style-asian="normal" style:font-weight-asian="bold" style:font-style-complex="normal" style:font-weight-complex="bold"/>
    </style:style>
    <style:style style:name="T16" style:family="text">
      <style:text-properties style:text-position="sub 58%" fo:font-weight="bold" style:font-weight-asian="bold" style:font-weight-complex="bold"/>
    </style:style>
    <style:style style:name="T17" style:family="text">
      <style:text-properties style:text-position="super 58%"/>
    </style:style>
    <style:style style:name="T18" style:family="text">
      <style:text-properties style:text-position="super 58%" fo:font-weight="normal" style:font-weight-asian="normal" style:font-weight-complex="normal"/>
    </style:style>
    <style:style style:name="T19" style:family="text">
      <style:text-properties fo:language="ru" fo:country="RU"/>
    </style:style>
    <style:style style:name="T20" style:family="text">
      <style:text-properties style:text-position="0% 100%"/>
    </style:style>
    <style:style style:name="T21" style:family="text">
      <style:text-properties style:text-position="0% 100%" fo:font-weight="normal" style:font-weight-asian="normal" style:font-weight-complex="normal"/>
    </style:style>
    <style:style style:name="T22" style:family="text">
      <style:text-properties style:text-position="0% 100%" fo:font-style="italic" fo:font-weight="normal" style:font-style-asian="italic" style:font-weight-asian="normal" style:font-style-complex="italic" style:font-weight-complex="normal"/>
    </style:style>
    <style:style style:name="T23" style:family="text">
      <style:text-properties style:text-position="0% 100%" fo:font-style="italic" style:font-style-asian="italic" style:font-style-complex="italic"/>
    </style:style>
    <style:style style:name="T24" style:family="text">
      <style:text-properties style:font-name="Anonymous Pro2"/>
    </style:style>
    <style:style style:name="T25" style:family="text">
      <style:text-properties style:font-name="Anonymous Pro2" fo:font-style="italic" style:font-style-asian="italic" style:font-style-complex="italic"/>
    </style:style>
    <style:style style:name="T26" style:family="text">
      <style:text-properties style:text-underline-style="solid" style:text-underline-width="auto" style:text-underline-color="font-color"/>
    </style:style>
    <style:style style:name="T27" style:family="text">
      <style:text-properties style:font-name="Symbol" fo:language="en" fo:country="US" style:font-name-asian="Symbol" style:font-name-complex="Symbol"/>
    </style:style>
    <style:style style:name="T28" style:family="text">
      <style:text-properties style:font-name="Times New Roman" fo:language="en" fo:country="US"/>
    </style:style>
    <style:style style:name="T29" style:family="text">
      <style:text-properties style:font-name="Times New Roman" fo:language="en" fo:country="US" style:text-underline-style="none"/>
    </style:style>
    <style:style style:name="T30" style:family="text">
      <style:text-properties fo:color="#000000" fo:font-style="normal" style:font-style-asian="normal" style:font-style-complex="normal"/>
    </style:style>
    <style:style style:name="T31" style:family="text">
      <style:text-properties fo:color="#800000"/>
    </style:style>
    <style:style style:name="T32" style:family="text">
      <style:text-properties fo:color="#800000" fo:font-weight="normal" style:font-weight-asian="normal" style:font-weight-complex="normal"/>
    </style:style>
    <style:style style:name="T33" style:family="text">
      <style:text-properties fo:color="#800000" style:text-position="super 58%"/>
    </style:style>
    <style:style style:name="T34" style:family="text">
      <style:text-properties fo:color="#800000" style:text-position="super 58%" fo:background-color="transparent"/>
    </style:style>
    <style:style style:name="T35" style:family="text">
      <style:text-properties fo:color="#800000" style:text-position="super 58%" fo:font-weight="normal" style:font-weight-asian="normal" style:font-weight-complex="normal"/>
    </style:style>
    <style:style style:name="T36" style:family="text">
      <style:text-properties fo:color="#800000" style:text-position="super 58%" fo:font-style="normal" style:font-style-asian="normal" style:font-style-complex="normal"/>
    </style:style>
    <style:style style:name="T37" style:family="text">
      <style:text-properties fo:color="#800000" style:text-position="0% 100%"/>
    </style:style>
    <style:style style:name="T38" style:family="text">
      <style:text-properties fo:color="#800000" fo:font-style="normal" style:font-style-asian="normal" style:font-style-complex="normal"/>
    </style:style>
    <style:style style:name="T39" style:family="text">
      <style:text-properties style:text-underline-style="none" fo:font-weight="bold" style:font-weight-asian="bold" style:font-weight-complex="bold"/>
    </style:style>
    <style:style style:name="T40" style:family="text">
      <style:text-properties fo:color="#0000ff"/>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DDL(v.2)</text:p>
      <text:p text:style-name="P2">data definition langu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rgey Strukov 2014</text:p>
      <text:p text:style-name="P2"/>
      <text:p text:style-name="P2">Copyright <text:span text:style-name="T1">©</text:span> 2014 Sergey Strukov. All rights reserved.</text:p>
      <text:p text:style-name="P2">This document is public. You may freely distribute it free of charge as far as it's content, copyright notice and authorship is unchanged.</text:p>
      <text:h text:style-name="P18" text:outline-level="2">1. Introduction.</text:h>
      <text:p text:style-name="Text_20_body"><text:span text:style-name="T2">DDL</text:span> is the acronym of the “data definition language”. It is a computer language, designed to represent data of general kind in a human readable form. The <text:span text:style-name="T2">DDL</text:span> design is based on the following principles:</text:p>
      <text:list xml:id="list5617251369753688997" text:style-name="L1">
        <text:list-item>
          <text:list>
            <text:list-item>
              <text:p text:style-name="P17">it must be simple,</text:p>
            </text:list-item>
            <text:list-item>
              <text:p text:style-name="P17">it must look familiar,</text:p>
            </text:list-item>
            <text:list-item>
              <text:p text:style-name="P17">it must be human friendly,</text:p>
            </text:list-item>
            <text:list-item>
              <text:p text:style-name="P17">it must be capable to represent a complex data,</text:p>
            </text:list-item>
            <text:list-item>
              <text:p text:style-name="P17">it must be a typed language,</text:p>
            </text:list-item>
            <text:list-item>
              <text:p text:style-name="P17">it must be commutative wherever logically possible,</text:p>
            </text:list-item>
            <text:list-item>
              <text:p text:style-name="P17">it must be modular,</text:p>
            </text:list-item>
            <text:list-item>
              <text:p text:style-name="P17">it must be compatible with the modern programming languages.</text:p>
            </text:list-item>
          </text:list>
        </text:list-item>
      </text:list>
      <text:p text:style-name="Text_20_body">Here is a simple <text:span text:style-name="T2">DDL</text:span> text example:</text:p>
      <text:p text:style-name="Код">sint8 s8 = 1 ;</text:p>
      <text:p text:style-name="Код">uint8 u8 = 2 ;</text:p>
      <text:p text:style-name="Код"/>
      <text:p text:style-name="Код">sint32 s32 = 3 ;</text:p>
      <text:p text:style-name="Код">uint32 u32 = 4 ;</text:p>
      <text:p text:style-name="Код"/>
      <text:p text:style-name="Код">int i = 5 ;</text:p>
      <text:p text:style-name="Код">sint s = 6 ;</text:p>
      <text:p text:style-name="Код">uint u = 7 ;</text:p>
      <text:p text:style-name="Код"/>
      <text:p text:style-name="Код">text t = "text" ;</text:p>
      <text:p text:style-name="Код">ip a = 192.168.1.10 ;</text:p>
      <text:p text:style-name="Код"/>
      <text:p text:style-name="Код">text *ptr_t = &amp;t ;</text:p>
      <text:p text:style-name="Код"/>
      <text:p text:style-name="Код">text at_ptr_t = *ptr_t ;</text:p>
      <text:p text:style-name="Код"/>
      <text:p text:style-name="Код">int[10] array_len_i = {1,2,3,4,5,6,7,8,9} ;</text:p>
      <text:p text:style-name="Код"/>
      <text:p text:style-name="Код">int[] array_i = {1,2,3,4,5} ;</text:p>
      <text:p text:style-name="Код"><text:soft-page-break/>struct Struct</text:p>
      <text:p text:style-name="Код"><text:s/>{</text:p>
      <text:p text:style-name="Код"><text:s text:c="2"/>int fi = 1 ;</text:p>
      <text:p text:style-name="Код"><text:s text:c="2"/>uint fu = 2 ;</text:p>
      <text:p text:style-name="Код"><text:s text:c="2"/>text ft = "default" ;</text:p>
      <text:p text:style-name="Код"><text:s/>};</text:p>
      <text:p text:style-name="Код"/>
      <text:p text:style-name="Код">type List = Struct[] ;</text:p>
      <text:p text:style-name="P3">Looks familiar, isn't it? <text:span text:style-name="T2">DDL</text:span> is a <text:span text:style-name="T2">C-</text:span>style language. <text:span text:style-name="T2">DDL</text:span> text defines <text:span text:style-name="T2">types</text:span> and <text:span text:style-name="T2">constants</text:span> of defined types. It does it pretty the same way, as <text:span text:style-name="T2">C</text:span> does. But there are some important differences. First, the language is commutative, i.e. the order of declarations is not significant. The second important feature is you can define default values for the structure fields. Unlike in <text:span text:style-name="T2">C</text:span><text:span text:style-name="T3">,</text:span> in <text:span text:style-name="T2">DDL</text:span> to specify an array type square brackets are written after the element type, not after the variable name. The other important difference is the expression interpretation rules.</text:p>
      <text:p text:style-name="P3">There are four main language entities: <text:span text:style-name="T7">types</text:span>, <text:span text:style-name="T7">constants</text:span>, <text:span text:style-name="T7">literals</text:span> and <text:span text:style-name="T2">expressions</text:span>. Types define the constant properties, constants comprise data, defined by the <text:span text:style-name="T2">DDL</text:span> source, literals defines values of base types, expressions combines one values to produce another using operations, defined for types. In <text:span text:style-name="T2">DDL</text:span> the result of expression evaluation is defined by the target type. For example,</text:p>
      <text:p text:style-name="Код">uint8 a = 1000/500 ; // a ← 0</text:p>
      <text:p text:style-name="Код">uint32 b = 1000/500 ; // b ← 2</text:p>
      <text:p text:style-name="P3">The first expression is evaluated as <text:span text:style-name="T9">(uint8)1000/(uint8)500</text:span>, the second as <text:span text:style-name="T9">(uint32)1000/(uint32)500</text:span>.</text:p>
      <text:p text:style-name="P3">There are following basic types in <text:span text:style-name="T2">DDL</text:span>:</text:p>
      <text:p text:style-name="Код">sint8 <text:s/>uint8</text:p>
      <text:p text:style-name="Код">sint16 uint16 </text:p>
      <text:p text:style-name="Код">sint32 uint32</text:p>
      <text:p text:style-name="Код">sint64 uint64</text:p>
      <text:p text:style-name="Код"/>
      <text:p text:style-name="Код">sint <text:s text:c="2"/>uint</text:p>
      <text:p text:style-name="Код"><text:s text:c="7"/>ulen</text:p>
      <text:p text:style-name="Код"/>
      <text:p text:style-name="Код">text</text:p>
      <text:p text:style-name="Код">ip</text:p>
      <text:p text:style-name="Text_20_body">Types <text:span text:style-name="T9">uintN</text:span> represent unsigned N-bit integers. Types <text:span text:style-name="T9">sintN</text:span> represent 2's complementary signed N-bit integers. The couple <text:span text:style-name="T9">(sint,uint)</text:span> is a target dependent types, it must be identical either <text:span text:style-name="T9">(sint32,uint32)</text:span> or <text:span text:style-name="T9">(sint64,uint64)</text:span> (but different as types). <text:span text:style-name="T9">ulen</text:span> is a target <text:soft-page-break/>dependent type, it must be identical either <text:span text:style-name="T9">uint32</text:span> or <text:span text:style-name="T9">uint64</text:span> and has bit length at least the bit length of <text:span text:style-name="T9">ulen</text:span>. All array dimensions are represented by this type. <text:span text:style-name="T9">int</text:span> is the same type as <text:span text:style-name="T9">sint</text:span>.</text:p>
      <text:p text:style-name="Text_20_body">Types <text:span text:style-name="T9">text</text:span> and <text:span text:style-name="T9">ip</text:span> are special. First represents text strings, second – <text:span text:style-name="T9">IPv4</text:span> addresses.</text:p>
      <text:p text:style-name="Text_20_body">Other types are derived types.</text:p>
      <text:p text:style-name="Text_20_body">Pointer types:</text:p>
      <text:p text:style-name="Код"><text:span text:style-name="T5">type-definition</text:span> * <text:s text:c="23"/>– simple pointer</text:p>
      <text:p text:style-name="Код">{<text:span text:style-name="T5">type-definition</text:span><text:span text:style-name="T13">1</text:span>,...,<text:span text:style-name="T5">type-definition</text:span><text:span text:style-name="T13">n</text:span>} * – polymorphic pointer</text:p>
      <text:p text:style-name="Text_20_body">Array types:</text:p>
      <text:p text:style-name="Код"><text:span text:style-name="T5">type-definition</text:span>[] <text:s text:c="3"/>– array with inferred length <text:s text:c="6"/></text:p>
      <text:p text:style-name="Код"><text:span text:style-name="T5">type-definition</text:span>[Len] – fixed length array</text:p>
      <text:p text:style-name="Text_20_body">Structure types:</text:p>
      <text:p text:style-name="Код">struct Struct</text:p>
      <text:p text:style-name="Код"><text:s/>{</text:p>
      <text:p text:style-name="Код"><text:s text:c="2"/><text:span text:style-name="T5">type-definition</text:span><text:span text:style-name="T13">1</text:span> field<text:span text:style-name="T13">1</text:span> = expression<text:span text:style-name="T13">1</text:span><text:span text:style-name="T17">opt</text:span> ; </text:p>
      <text:p text:style-name="Код"><text:s text:c="2"/>... <text:s/></text:p>
      <text:p text:style-name="Код"><text:s text:c="2"/><text:span text:style-name="T5">type-definition</text:span><text:span text:style-name="T13">n</text:span> field<text:span text:style-name="T13">n</text:span> = expression<text:span text:style-name="T13">n</text:span><text:span text:style-name="T17">opt</text:span> ;</text:p>
      <text:p text:style-name="Код"><text:s/>}</text:p>
      <text:p text:style-name="Text_20_body">Another language element is <text:span text:style-name="T2">type alias</text:span>:</text:p>
      <text:p text:style-name="Код">type T = <text:span text:style-name="T5">type-definition</text:span> ;</text:p>
      <text:p text:style-name="Text_20_body">Alias is not a new type, it is synonym for a type. </text:p>
      <text:p text:style-name="Text_20_body">Constants are defined as following:</text:p>
      <text:p text:style-name="Код"><text:span text:style-name="T5">type-definition</text:span> C = expression ;</text:p>
      <text:p text:style-name="Text_20_body">Expressions are used to set values to constants. Simple expression is a name of a constant or literal: </text:p>
      <text:p text:style-name="Код">int a = 12345 ; – literal expression</text:p>
      <text:p text:style-name="Код">int b = a ; <text:s text:c="4"/>– constant name as an expression</text:p>
      <text:p text:style-name="Text_20_body">Operator expressions specify operation on the argument(s):</text:p>
      <text:p text:style-name="Код">int a = 12345 ;</text:p>
      <text:p text:style-name="Код">int b = 67890 ;</text:p>
      <text:p text:style-name="Код">int c = a+b ; <text:s text:c="2"/>– binary operator</text:p>
      <text:p text:style-name="Код">int d = -c ; <text:s text:c="3"/>– unary operator</text:p>
      <text:p text:style-name="Text_20_body">There are following unary operators: <text:span text:style-name="T9">+</text:span>, <text:span text:style-name="T9">-</text:span>, <text:span text:style-name="T9">*</text:span>, <text:span text:style-name="T9">&amp;</text:span>.</text:p>
      <text:p text:style-name="Text_20_body">There are following binary operators: <text:span text:style-name="T9">+</text:span>, <text:span text:style-name="T9">-</text:span>, <text:span text:style-name="T9">*</text:span>, <text:span text:style-name="T9">/</text:span>, <text:span text:style-name="T9">%</text:span>.</text:p>
      <text:p text:style-name="Text_20_body"><text:soft-page-break/>Brackets may be used as usual:</text:p>
      <text:p text:style-name="Код">int e = (a+b)*c ;</text:p>
      <text:p text:style-name="Text_20_body">There is a special integer cast operator:</text:p>
      <text:p text:style-name="Код">int f = sint8( a+d ) ;</text:p>
      <text:p text:style-name="Text_20_body">The expression inside the brackets is evaluated to the specified target type.</text:p>
      <text:p text:style-name="Text_20_body">Field selection expressions are used to access structure fields:</text:p>
      <text:p text:style-name="Код">struct Point</text:p>
      <text:p text:style-name="Код"><text:s/>{</text:p>
      <text:p text:style-name="Код"><text:s text:c="2"/>int x;</text:p>
      <text:p text:style-name="Код"><text:s text:c="2"/>int y; </text:p>
      <text:p text:style-name="Код"><text:s/>} point = {100,200} ;</text:p>
      <text:p text:style-name="Код"/>
      <text:p text:style-name="Код">int X = point.x ;</text:p>
      <text:p text:style-name="Код">int Y = (&amp;point)-&gt;y ;</text:p>
      <text:p text:style-name="Text_20_body">The index expression is used to refer to an array element:</text:p>
      <text:p text:style-name="Код">int A[10] = {1,2,3,4,5} ;</text:p>
      <text:p text:style-name="Код">int x = A[3] ;</text:p>
      <text:p text:style-name="Text_20_body">There are following types of literals:</text:p>
      <text:p text:style-name="Код">1234567890 <text:s text:c="13"/>– decimal literal</text:p>
      <text:p text:style-name="Код">1234567890abcdefABCDEFh – hexadecimal literal, suffix is h or H</text:p>
      <text:p text:style-name="Код">10001b <text:s text:c="17"/>– binary literal, suffix is b or B</text:p>
      <text:p text:style-name="Код">192.168.1.10 <text:s text:c="11"/>– ip literal</text:p>
      <text:p text:style-name="Код">“abcdef\b\t\n\v\f\r“ <text:s text:c="3"/>– string literal with \-characters</text:p>
      <text:p text:style-name="Код">'abcdef' <text:s text:c="15"/>– simple string literal</text:p>
      <text:p text:style-name="Код">null <text:s text:c="19"/>– universal null literal</text:p>
      <text:p text:style-name="Text_20_body">To organize the <text:span text:style-name="T2">DDL</text:span> content scopes can be used:</text:p>
      <text:p text:style-name="Код">scope Name { <text:span text:style-name="T6">scope-content</text:span> }</text:p>
      <text:p text:style-name="Text_20_body">Scopes can be nested. To refer an entity the following kinds of qualified names can be used: </text:p>
      <text:p text:style-name="Код">name<text:span text:style-name="T13">1</text:span>#name<text:span text:style-name="T13">2</text:span>#...#name<text:span text:style-name="T13">n</text:span><text:span text:style-name="T20"> – relative name</text:span></text:p>
      <text:p text:style-name="P5">#name<text:span text:style-name="T13">1</text:span>#name<text:span text:style-name="T13">2</text:span>#...#name<text:span text:style-name="T13">n</text:span> – absolute name</text:p>
      <text:p text:style-name="P5">.#name<text:span text:style-name="T13">1</text:span>#name<text:span text:style-name="T13">2</text:span>#...#name<text:span text:style-name="T13">n</text:span> – based name, current scope is the name base</text:p>
      <text:p text:style-name="P5">..#name<text:span text:style-name="T13">1</text:span>#name<text:span text:style-name="T13">2</text:span>#...#name<text:span text:style-name="T13">n</text:span> – based name, parent scope is the base</text:p>
      <text:p text:style-name="P5"><text:soft-page-break/>...#name<text:span text:style-name="T13">1</text:span>#name<text:span text:style-name="T13">2</text:span>#...#name<text:span text:style-name="T13">n</text:span> – based name, grand-parent scope is the base</text:p>
      <text:p text:style-name="Text_20_body">Finally, the file inclusion can be used:</text:p>
      <text:p text:style-name="Код">include &lt;<text:span text:style-name="T6">file-name</text:span>&gt;</text:p>
      <text:p text:style-name="Text_20_body">The content of the included file must be scope-content. Undefined names are permitted.</text:p>
      <text:p text:style-name="Text_20_body">For example:</text:p>
      <text:p text:style-name="Код">/* file1.ddl */</text:p>
      <text:p text:style-name="Код"/>
      <text:p text:style-name="Код">int X = 100 ;</text:p>
      <text:p text:style-name="Код">int Y = 200+Custom#DY ;</text:p>
      <text:p text:style-name="Код"/>
      <text:p text:style-name="Код">/* file2.ddl */</text:p>
      <text:p text:style-name="Код"/>
      <text:p text:style-name="Код">scope Custom {</text:p>
      <text:p text:style-name="Код"/>
      <text:p text:style-name="Код">int DY = 10 ;</text:p>
      <text:p text:style-name="Код"/>
      <text:p text:style-name="Код">}</text:p>
      <text:p text:style-name="Код"/>
      <text:p text:style-name="Код">scope Default {</text:p>
      <text:p text:style-name="Код"/>
      <text:p text:style-name="Код">include &lt;file1.ddl&gt;</text:p>
      <text:p text:style-name="Код"/>
      <text:p text:style-name="Код">}</text:p>
      <text:p text:style-name="Код"/>
      <text:p text:style-name="Код">int x = #Default#X ;</text:p>
      <text:p text:style-name="Код">int y = #Default#Y ;</text:p>
      <text:p text:style-name="Text_20_body">The brief introduction to <text:span text:style-name="T2">DDL</text:span> is finished now. The following chapters provides detailed description.</text:p>
      <text:h text:style-name="P18" text:outline-level="2">2. DDL source processing.</text:h>
      <text:p text:style-name="Text_20_body"><text:span text:style-name="T2">DDL</text:span> source is a single file or a family of several files, included directly or indirectly in the main one. The term <text:span text:style-name="T6">file</text:span> means a unit, containing a text. I.e. it is some of generic kind. It may be a file from the host file system, or a virtual file from a virtual file system of any kind or simply a text, given as is. In the last case the file inclusion is not possible and the correspondent directive will produce error. The text encoding is not essential from the <text:span text:style-name="T2">DDL</text:span> definition perspective, but the current implementation assumes it is octet-based text with <text:span text:style-name="T2">ASCII</text:span> character encoding in the first 128 code positions. It is best to follow this agreement. </text:p>
      <text:p text:style-name="Text_20_body">A <text:span text:style-name="T2">DDL</text:span> source is processed in the three phase. The first phase is the <text:span text:style-name="T6">atomization phase</text:span>. The text is parsed by tokens first and then tokens are converted into atoms. The second phase is the <text:span text:style-name="T6">parsing phase</text:span>. <text:span text:style-name="T2">DDL</text:span> is an <text:span text:style-name="T2">LR1</text:span> language, the sequence of atoms is folded into <text:span text:style-name="T2">AST</text:span> (abstract syntax tree) using an LR1 parsing machine. The file inclusion is performed if necessary on this phase. If some file inclusion directive is found, the referred file is opened, it's text is processed as a <text:span text:style-name="T2">DDL</text:span> source to <text:span text:style-name="T2">AST</text:span> and the result is included at the point of inclusion. Finally, the <text:span text:style-name="T2">AST</text:span> is evaluated during the <text:span text:style-name="T6">evaluation phase</text:span> to produce values for all defined in the source constants.</text:p>
      <text:h text:style-name="P18" text:outline-level="2">3. Atomization phase.</text:h>
      <text:p text:style-name="Text_20_body">During the atomization phase the source file is cut on tokens. This process is going in a loop. The file content comprises the initial value for the character sequence being processed. On each loop iteration the current sequence is scanned from the beginning to select the next token. Once an appropriate prefix is selected, it is cut from the sequence and out as the next token, the rest of the sequence goes to the next loop iteration.</text:p>
      <text:p text:style-name="Text_20_body">Each token class is defined by some regular expression. Tokenizer <text:s/>looks up the next few characters and determines the class of token, then extracts the token either as the shortest sequence, which matches the expression, or the longest such sequence.</text:p>
      <text:p text:style-name="Text_20_body"><text:span text:style-name="T4">The file is divided on text lines to designate a character position</text:span><text:span text:style-name="T19">. </text:span><text:span text:style-name="T4">The end of line is determined</text:span><text:span text:style-name="T19"> </text:span><text:span text:style-name="T4">by the one of the following character combinations (the longest is selected)</text:span><text:span text:style-name="T19"> : </text:span><text:span text:style-name="T10">“</text:span><text:span text:style-name="T11">\r</text:span><text:span text:style-name="T10">”, “</text:span><text:span text:style-name="T11">\n</text:span><text:span text:style-name="T10">” or “</text:span><text:span text:style-name="T11">\r\n</text:span><text:span text:style-name="T10">”</text:span><text:span text:style-name="T28">. Most tokens resides on a single line. Exceptions are: </text:span><text:span text:style-name="T12">LongComment</text:span><text:span text:style-name="T29"> and </text:span><text:span text:style-name="T12">Space</text:span><text:span text:style-name="T28">.</text:span></text:p>
      <text:h text:style-name="Heading_20_3" text:outline-level="3">symbol classes</text:h>
      <table:table table:name="Таблица1" table:style-name="Таблица1">
        <table:table-column table:style-name="Таблица1.A"/>
        <table:table-column table:style-name="Таблица1.B"/>
        <table:table-row>
          <table:table-cell table:style-name="Таблица1.A1" office:value-type="string">
            <text:p text:style-name="P9">L</text:p>
          </table:table-cell>
          <table:table-cell table:style-name="Таблица1.B1" office:value-type="string">
            <text:p text:style-name="P10">a..z A..Z _</text:p>
          </table:table-cell>
        </table:table-row>
        <table:table-row>
          <table:table-cell table:style-name="Таблица1.A2" office:value-type="string">
            <text:p text:style-name="P9">Q</text:p>
          </table:table-cell>
          <table:table-cell table:style-name="Таблица1.B2" office:value-type="string">
            <text:p text:style-name="P10">?</text:p>
          </table:table-cell>
        </table:table-row>
        <table:table-row>
          <table:table-cell table:style-name="Таблица1.A2" office:value-type="string">
            <text:p text:style-name="P9">D</text:p>
          </table:table-cell>
          <table:table-cell table:style-name="Таблица1.B2" office:value-type="string">
            <text:p text:style-name="P10">0..9</text:p>
          </table:table-cell>
        </table:table-row>
        <table:table-row>
          <table:table-cell table:style-name="Таблица1.A2" office:value-type="string">
            <text:p text:style-name="P9">B</text:p>
          </table:table-cell>
          <table:table-cell table:style-name="Таблица1.B2" office:value-type="string">
            <text:p text:style-name="P10">0 1</text:p>
          </table:table-cell>
        </table:table-row>
        <table:table-row>
          <table:table-cell table:style-name="Таблица1.A2" office:value-type="string">
            <text:p text:style-name="P9">H</text:p>
          </table:table-cell>
          <table:table-cell table:style-name="Таблица1.B2" office:value-type="string">
            <text:p text:style-name="P10">0..9 a..f A..F</text:p>
          </table:table-cell>
        </table:table-row>
        <table:table-row>
          <table:table-cell table:style-name="Таблица1.A2" office:value-type="string">
            <text:p text:style-name="P9">C</text:p>
          </table:table-cell>
          <table:table-cell table:style-name="Таблица1.B2" office:value-type="string">
            <text:p text:style-name="P10">[] {} () ; , # = &amp; + - * / % .</text:p>
          </table:table-cell>
        </table:table-row>
        <table:table-row>
          <table:table-cell table:style-name="Таблица1.A2" office:value-type="string">
            <text:p text:style-name="P9">S</text:p>
          </table:table-cell>
          <table:table-cell table:style-name="Таблица1.B2" office:value-type="string">
            <text:p text:style-name="P10"><text:span text:style-name="T19">s</text:span>pace<text:span text:style-name="T19"> </text:span>\t \v \f \r \n</text:p>
          </table:table-cell>
        </table:table-row>
        <table:table-row>
          <table:table-cell table:style-name="Таблица1.A2" office:value-type="string">
            <text:p text:style-name="P9">P</text:p>
          </table:table-cell>
          <table:table-cell table:style-name="Таблица1.B2" office:value-type="string">
            <text:p text:style-name="P10">printable symbols</text:p>
          </table:table-cell>
        </table:table-row>
        <table:table-row>
          <table:table-cell table:style-name="Таблица1.A2" office:value-type="string">
            <text:p text:style-name="P9">P<text:span text:style-name="T13">&gt;</text:span></text:p>
          </table:table-cell>
          <table:table-cell table:style-name="Таблица1.B2" office:value-type="string">
            <text:p text:style-name="P10"><text:span text:style-name="T7">P</text:span><text:span text:style-name="T8"> \ </text:span><text:span text:style-name="T30">{</text:span><text:span text:style-name="T8"> </text:span>&gt;<text:span text:style-name="T8"> }</text:span></text:p>
          </table:table-cell>
        </table:table-row>
        <table:table-row>
          <table:table-cell table:style-name="Таблица1.A2" office:value-type="string">
            <text:p text:style-name="P9">P<text:span text:style-name="T13">'</text:span></text:p>
          </table:table-cell>
          <table:table-cell table:style-name="Таблица1.B2" office:value-type="string">
            <text:p text:style-name="P10"><text:span text:style-name="T7">P</text:span><text:span text:style-name="T8"> \ </text:span><text:span text:style-name="T30">{</text:span><text:span text:style-name="T8"> </text:span><text:span text:style-name="T24">'</text:span><text:span text:style-name="T8"> }</text:span></text:p>
          </table:table-cell>
        </table:table-row>
        <table:table-row>
          <table:table-cell table:style-name="Таблица1.A2" office:value-type="string">
            <text:p text:style-name="P9"><text:span text:style-name="T8">P</text:span><text:span text:style-name="T14">"</text:span></text:p>
          </table:table-cell>
          <table:table-cell table:style-name="Таблица1.B2" office:value-type="string">
            <text:p text:style-name="P10"><text:span text:style-name="T7">P</text:span><text:span text:style-name="T8"> \ </text:span><text:span text:style-name="T30">{</text:span><text:span text:style-name="T8"> </text:span><text:span text:style-name="T24">"</text:span><text:span text:style-name="T8"> , </text:span>\<text:span text:style-name="T8"> }</text:span></text:p>
          </table:table-cell>
        </table:table-row>
      </table:table>
      <text:h text:style-name="Heading_20_3" text:outline-level="3">token classes</text:h>
      <text:p text:style-name="Text_20_body"><text:span text:style-name="T4">Comments are cut up as the shortest sequence</text:span>.</text:p>
      <table:table table:name="Таблица2" table:style-name="Таблица2">
        <table:table-column table:style-name="Таблица2.A"/>
        <table:table-column table:style-name="Таблица2.B"/>
        <table:table-row>
          <table:table-cell table:style-name="Таблица2.A1" office:value-type="string">
            <text:p text:style-name="P12">ShortComment</text:p>
          </table:table-cell>
          <table:table-cell table:style-name="Таблица2.B1" office:value-type="string">
            <text:p text:style-name="P10">/ / <text:span text:style-name="T31">…</text:span> end-of-line<text:span text:style-name="T19"> </text:span>or<text:span text:style-name="T19"> e</text:span>nd-of-file</text:p>
          </table:table-cell>
        </table:table-row>
        <table:table-row>
          <table:table-cell table:style-name="Таблица2.A2" office:value-type="string">
            <text:p text:style-name="P12">LongComment</text:p>
          </table:table-cell>
          <table:table-cell table:style-name="Таблица2.B2" office:value-type="string">
            <text:p text:style-name="P10">/ * <text:span text:style-name="T31">…</text:span> * /</text:p>
          </table:table-cell>
        </table:table-row>
      </table:table>
      <text:p text:style-name="P3"/>
      <text:p text:style-name="P4"><text:span text:style-name="T4">All other tokens are cut up as the longest sequence</text:span>.</text:p>
      <table:table table:name="Таблица3" table:style-name="Таблица3">
        <table:table-column table:style-name="Таблица3.A"/>
        <table:table-column table:style-name="Таблица3.B"/>
        <table:table-row>
          <table:table-cell table:style-name="Таблица3.A1" office:value-type="string">
            <text:p text:style-name="P12">Space</text:p>
          </table:table-cell>
          <table:table-cell table:style-name="Таблица3.B1" office:value-type="string">
            <text:p text:style-name="P8"><text:span text:style-name="T2">S</text:span><text:span text:style-name="T34">1..</text:span></text:p>
          </table:table-cell>
        </table:table-row>
        <table:table-row>
          <table:table-cell table:style-name="Таблица3.A2" office:value-type="string">
            <text:p text:style-name="P12">PunctSym</text:p>
          </table:table-cell>
          <table:table-cell table:style-name="Таблица3.B2" office:value-type="string">
            <text:p text:style-name="P9">C <text:span text:style-name="T32">\ {</text:span><text:span text:style-name="T3"> . </text:span><text:span text:style-name="T32">}</text:span></text:p>
          </table:table-cell>
        </table:table-row>
        <table:table-row>
          <table:table-cell table:style-name="Таблица3.A2" office:value-type="string">
            <text:p text:style-name="P12">PunctArrow</text:p>
          </table:table-cell>
          <table:table-cell table:style-name="Таблица3.B2" office:value-type="string">
            <text:p text:style-name="P10">- &gt; </text:p>
          </table:table-cell>
        </table:table-row>
        <text:soft-page-break/>
        <table:table-row>
          <table:table-cell table:style-name="Таблица3.A2" office:value-type="string">
            <text:p text:style-name="P12">PunctDots</text:p>
          </table:table-cell>
          <table:table-cell table:style-name="Таблица3.B2" office:value-type="string">
            <text:p text:style-name="P10"><text:span text:style-name="T8">.</text:span><text:span text:style-name="T33">1..</text:span></text:p>
          </table:table-cell>
        </table:table-row>
        <table:table-row>
          <table:table-cell table:style-name="Таблица3.A2" office:value-type="string">
            <text:p text:style-name="P12">Word</text:p>
          </table:table-cell>
          <table:table-cell table:style-name="Таблица3.B2" office:value-type="string">
            <text:p text:style-name="P9">L <text:span text:style-name="T32">(</text:span>L<text:span text:style-name="T32">|</text:span>D<text:span text:style-name="T32">)</text:span><text:span text:style-name="T35">*</text:span><text:span text:style-name="T18"> </text:span></text:p>
          </table:table-cell>
        </table:table-row>
        <table:table-row>
          <table:table-cell table:style-name="Таблица3.A2" office:value-type="string">
            <text:p text:style-name="P12">QWord</text:p>
          </table:table-cell>
          <table:table-cell table:style-name="Таблица3.B2" office:value-type="string">
            <text:p text:style-name="P9"><text:span text:style-name="T21">? </text:span>L <text:span text:style-name="T32">(</text:span>L<text:span text:style-name="T32">|</text:span>D<text:span text:style-name="T32">)</text:span><text:span text:style-name="T35">*</text:span></text:p>
          </table:table-cell>
        </table:table-row>
        <table:table-row>
          <table:table-cell table:style-name="Таблица3.A2" office:value-type="string">
            <text:p text:style-name="P12">Dec</text:p>
          </table:table-cell>
          <table:table-cell table:style-name="Таблица3.B2" office:value-type="string">
            <text:p text:style-name="P8"><text:span text:style-name="T2">D</text:span><text:span text:style-name="T33">1..</text:span></text:p>
          </table:table-cell>
        </table:table-row>
        <table:table-row>
          <table:table-cell table:style-name="Таблица3.A2" office:value-type="string">
            <text:p text:style-name="P12">Bin</text:p>
          </table:table-cell>
          <table:table-cell table:style-name="Таблица3.B2" office:value-type="string">
            <text:p text:style-name="P8"><text:span text:style-name="T2">B</text:span><text:span text:style-name="T33">1..</text:span><text:span text:style-name="T17"> </text:span><text:span text:style-name="T37">(</text:span><text:span text:style-name="T22">B</text:span><text:span text:style-name="T37">|</text:span><text:span text:style-name="T23">b</text:span><text:span text:style-name="T37">)</text:span></text:p>
          </table:table-cell>
        </table:table-row>
        <table:table-row>
          <table:table-cell table:style-name="Таблица3.A2" office:value-type="string">
            <text:p text:style-name="P12">Hex</text:p>
          </table:table-cell>
          <table:table-cell table:style-name="Таблица3.B2" office:value-type="string">
            <text:p text:style-name="P8"><text:span text:style-name="T2">H</text:span><text:span text:style-name="T33">1..</text:span><text:span text:style-name="T17"> </text:span><text:span text:style-name="T37">(</text:span><text:span text:style-name="T23">H</text:span><text:span text:style-name="T37">|</text:span><text:span text:style-name="T23">h</text:span><text:span text:style-name="T37">)</text:span></text:p>
          </table:table-cell>
        </table:table-row>
        <table:table-row>
          <table:table-cell table:style-name="Таблица3.A2" office:value-type="string">
            <text:p text:style-name="P12">Number</text:p>
          </table:table-cell>
          <table:table-cell table:style-name="Таблица3.B2" office:value-type="string">
            <text:p text:style-name="P8"><text:span text:style-name="T26">Dec</text:span> <text:span text:style-name="T26">Bin</text:span> <text:span text:style-name="T26">Hex</text:span></text:p>
          </table:table-cell>
        </table:table-row>
        <table:table-row>
          <table:table-cell table:style-name="Таблица3.A2" office:value-type="string">
            <text:p text:style-name="P12">BString</text:p>
          </table:table-cell>
          <table:table-cell table:style-name="Таблица3.B2" office:value-type="string">
            <text:p text:style-name="P8"><text:span text:style-name="T6">&lt;</text:span> <text:span text:style-name="T2">P</text:span><text:span text:style-name="T16">&gt;</text:span><text:span text:style-name="T33">*</text:span><text:span text:style-name="T17"> </text:span><text:span text:style-name="T23">&gt;</text:span></text:p>
          </table:table-cell>
        </table:table-row>
        <table:table-row>
          <table:table-cell table:style-name="Таблица3.A2" office:value-type="string">
            <text:p text:style-name="P12">SString</text:p>
          </table:table-cell>
          <table:table-cell table:style-name="Таблица3.B2" office:value-type="string">
            <text:p text:style-name="P8"><text:span text:style-name="T6">'</text:span> <text:span text:style-name="T2">P</text:span><text:span text:style-name="T16">'</text:span><text:span text:style-name="T33">*</text:span><text:span text:style-name="T20"> </text:span><text:span text:style-name="T23">'</text:span></text:p>
          </table:table-cell>
        </table:table-row>
        <table:table-row>
          <table:table-cell table:style-name="Таблица3.A2" office:value-type="string">
            <text:p text:style-name="P12">DString</text:p>
          </table:table-cell>
          <table:table-cell table:style-name="Таблица3.B2" office:value-type="string">
            <text:p text:style-name="P8"><text:span text:style-name="T25">"</text:span><text:span text:style-name="T8"> </text:span><text:span text:style-name="T38">(</text:span><text:span text:style-name="T8"> </text:span><text:span text:style-name="T7">P</text:span><text:span text:style-name="T15">" </text:span><text:span text:style-name="T38">|</text:span><text:span text:style-name="T8"> </text:span><text:span text:style-name="T6">\</text:span><text:span text:style-name="T8"> </text:span><text:span text:style-name="T7">P</text:span><text:span text:style-name="T8"> </text:span><text:span text:style-name="T38">)</text:span><text:span text:style-name="T36">*</text:span><text:span text:style-name="T8"> </text:span><text:span text:style-name="T25">"</text:span><text:span text:style-name="T6"> </text:span></text:p>
          </table:table-cell>
        </table:table-row>
      </table:table>
      <text:p text:style-name="P3"/>
      <text:p text:style-name="P4"><text:span text:style-name="T4">Two consecutive tokens</text:span> <text:span text:style-name="T12">Number</text:span><text:span text:style-name="T4"> and</text:span> <text:span text:style-name="T12">Word</text:span><text:span text:style-name="T4"> are diagnosed as a error</text:span>. <text:span text:style-name="T4">Tokens from the set </text:span><text:span text:style-name="T12">Number</text:span><text:span text:style-name="T4"> </text:span><text:span text:style-name="T27"></text:span> <text:span text:style-name="T12">Word</text:span><text:span text:style-name="T29"> are also diagnosed as a error.</text:span></text:p>
      <text:h text:style-name="Heading_20_3" text:outline-level="3"><text:span text:style-name="T4">first letter</text:span> <text:span text:style-name="T4">→ token class</text:span></text:h>
      <table:table table:name="Таблица4" table:style-name="Таблица4">
        <table:table-column table:style-name="Таблица4.A"/>
        <table:table-column table:style-name="Таблица4.B"/>
        <table:table-row>
          <table:table-cell table:style-name="Таблица4.A1" office:value-type="string">
            <text:p text:style-name="P9">S</text:p>
          </table:table-cell>
          <table:table-cell table:style-name="Таблица4.B1" office:value-type="string">
            <text:p text:style-name="P12">Space</text:p>
          </table:table-cell>
        </table:table-row>
        <table:table-row>
          <table:table-cell table:style-name="Таблица4.A2" office:value-type="string">
            <text:p text:style-name="P9">C</text:p>
          </table:table-cell>
          <table:table-cell table:style-name="Таблица4.B2" office:value-type="string">
            <text:p text:style-name="P12">PunctSym</text:p>
            <text:p text:style-name="P12">PunctArrow</text:p>
            <text:p text:style-name="P12">PunctDots</text:p>
          </table:table-cell>
        </table:table-row>
        <table:table-row>
          <table:table-cell table:style-name="Таблица4.A2" office:value-type="string">
            <text:p text:style-name="P9">L</text:p>
          </table:table-cell>
          <table:table-cell table:style-name="Таблица4.B2" office:value-type="string">
            <text:p text:style-name="P12">Word</text:p>
          </table:table-cell>
        </table:table-row>
        <table:table-row>
          <table:table-cell table:style-name="Таблица4.A2" office:value-type="string">
            <text:p text:style-name="P9">Q</text:p>
          </table:table-cell>
          <table:table-cell table:style-name="Таблица4.B2" office:value-type="string">
            <text:p text:style-name="P12">QWord</text:p>
          </table:table-cell>
        </table:table-row>
        <table:table-row>
          <table:table-cell table:style-name="Таблица4.A2" office:value-type="string">
            <text:p text:style-name="P9">D</text:p>
          </table:table-cell>
          <table:table-cell table:style-name="Таблица4.B2" office:value-type="string">
            <text:p text:style-name="P12">Number</text:p>
          </table:table-cell>
        </table:table-row>
        <table:table-row>
          <table:table-cell table:style-name="Таблица4.A2" office:value-type="string">
            <text:p text:style-name="P10">/</text:p>
          </table:table-cell>
          <table:table-cell table:style-name="Таблица4.B2" office:value-type="string">
            <text:p text:style-name="P11">/</text:p>
            <text:p text:style-name="P12">ShortComment</text:p>
            <text:p text:style-name="P12">LongComment</text:p>
          </table:table-cell>
        </table:table-row>
        <table:table-row>
          <table:table-cell table:style-name="Таблица4.A2" office:value-type="string">
            <text:p text:style-name="P10">'</text:p>
          </table:table-cell>
          <table:table-cell table:style-name="Таблица4.B2" office:value-type="string">
            <text:p text:style-name="P12">SString</text:p>
          </table:table-cell>
        </table:table-row>
        <table:table-row>
          <table:table-cell table:style-name="Таблица4.A2" office:value-type="string">
            <text:p text:style-name="P14">"</text:p>
          </table:table-cell>
          <table:table-cell table:style-name="Таблица4.B2" office:value-type="string">
            <text:p text:style-name="P12">DString</text:p>
          </table:table-cell>
        </table:table-row>
        <table:table-row>
          <table:table-cell table:style-name="Таблица4.A2" office:value-type="string">
            <text:p text:style-name="P10">&lt;</text:p>
          </table:table-cell>
          <table:table-cell table:style-name="Таблица4.B2" office:value-type="string">
            <text:p text:style-name="P12">BString</text:p>
          </table:table-cell>
        </table:table-row>
      </table:table>
      <text:p text:style-name="Text_20_body"/>
      <text:h text:style-name="Heading_20_3" text:outline-level="3">tokens to atoms</text:h>
      <text:p text:style-name="P3">Tokens are converted to atoms according the following table.</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15">Atoms</text:p>
          </table:table-cell>
          <table:table-cell table:style-name="Таблица6.A1" office:value-type="string">
            <text:p text:style-name="P15">Tokens</text:p>
          </table:table-cell>
          <table:table-cell table:style-name="Таблица6.A1" office:value-type="string">
            <text:p text:style-name="P15">Token values</text:p>
          </table:table-cell>
        </table:table-row>
        <table:table-row>
          <table:table-cell table:style-name="Таблица6.A2" office:value-type="string">
            <text:p text:style-name="Table_20_Contents"/>
          </table:table-cell>
          <table:table-cell table:style-name="Таблица6.B2" office:value-type="string">
            <text:p text:style-name="Table_20_Contents"/>
          </table:table-cell>
          <table:table-cell table:style-name="Таблица6.C2" office:value-type="string">
            <text:p text:style-name="Table_20_Contents"/>
          </table:table-cell>
        </table:table-row>
        <table:table-row>
          <table:table-cell table:style-name="Таблица6.A3" office:value-type="string">
            <text:p text:style-name="P9">Number</text:p>
          </table:table-cell>
          <table:table-cell table:style-name="Таблица6.A3" office:value-type="string">
            <text:p text:style-name="P12">Number</text:p>
          </table:table-cell>
          <table:table-cell table:style-name="Таблица6.C3" office:value-type="string">
            <text:p text:style-name="P7"/>
          </table:table-cell>
        </table:table-row>
        <text:soft-page-break/>
        <table:table-row>
          <table:table-cell table:style-name="Таблица6.A3" office:value-type="string">
            <text:p text:style-name="P9">String</text:p>
          </table:table-cell>
          <table:table-cell table:style-name="Таблица6.A3" office:value-type="string">
            <text:p text:style-name="P12">SString</text:p>
            <text:p text:style-name="P12">DString</text:p>
          </table:table-cell>
          <table:table-cell table:style-name="Таблица6.C3" office:value-type="string">
            <text:p text:style-name="P7"/>
          </table:table-cell>
        </table:table-row>
        <table:table-row>
          <table:table-cell table:style-name="Таблица6.A3" office:value-type="string">
            <text:p text:style-name="P9">FileName</text:p>
          </table:table-cell>
          <table:table-cell table:style-name="Таблица6.A3" office:value-type="string">
            <text:p text:style-name="P12">BString</text:p>
          </table:table-cell>
          <table:table-cell table:style-name="Таблица6.C3" office:value-type="string">
            <text:p text:style-name="P7"/>
          </table:table-cell>
        </table:table-row>
        <table:table-row>
          <table:table-cell table:style-name="Таблица6.A3" office:value-type="string">
            <text:p text:style-name="P9">Name</text:p>
          </table:table-cell>
          <table:table-cell table:style-name="Таблица6.A3" office:value-type="string">
            <text:p text:style-name="P12">Word</text:p>
          </table:table-cell>
          <table:table-cell table:style-name="Таблица6.C3" office:value-type="string">
            <text:p text:style-name="P7"/>
          </table:table-cell>
        </table:table-row>
        <table:table-row>
          <table:table-cell table:style-name="Таблица6.A3" office:value-type="string">
            <text:p text:style-name="P9">QName</text:p>
          </table:table-cell>
          <table:table-cell table:style-name="Таблица6.A3" office:value-type="string">
            <text:p text:style-name="P12">QWord</text:p>
          </table:table-cell>
          <table:table-cell table:style-name="Таблица6.C3" office:value-type="string">
            <text:p text:style-name="P7"/>
          </table:table-cell>
        </table:table-row>
        <table:table-row>
          <table:table-cell table:style-name="Таблица6.A2" office:value-type="string">
            <text:p text:style-name="P9"/>
          </table:table-cell>
          <table:table-cell table:style-name="Таблица6.B2" office:value-type="string">
            <text:p text:style-name="P12"/>
          </table:table-cell>
          <table:table-cell table:style-name="Таблица6.C2" office:value-type="string">
            <text:p text:style-name="P7"/>
          </table:table-cell>
        </table:table-row>
        <table:table-row>
          <table:table-cell table:style-name="Таблица6.A3" office:value-type="string">
            <text:p text:style-name="P9">int</text:p>
          </table:table-cell>
          <table:table-cell table:style-name="Таблица6.A3" office:value-type="string">
            <text:p text:style-name="P12">Word</text:p>
          </table:table-cell>
          <table:table-cell table:style-name="Таблица6.C3" office:value-type="string">
            <text:p text:style-name="P8">“int”</text:p>
          </table:table-cell>
        </table:table-row>
        <table:table-row>
          <table:table-cell table:style-name="Таблица6.A3" office:value-type="string">
            <text:p text:style-name="P9">sint</text:p>
          </table:table-cell>
          <table:table-cell table:style-name="Таблица6.A3" office:value-type="string">
            <text:p text:style-name="P12">Word</text:p>
          </table:table-cell>
          <table:table-cell table:style-name="Таблица6.C3" office:value-type="string">
            <text:p text:style-name="P8">“sint”</text:p>
          </table:table-cell>
        </table:table-row>
        <table:table-row>
          <table:table-cell table:style-name="Таблица6.A3" office:value-type="string">
            <text:p text:style-name="P9">uint</text:p>
          </table:table-cell>
          <table:table-cell table:style-name="Таблица6.A3" office:value-type="string">
            <text:p text:style-name="P12">Word</text:p>
          </table:table-cell>
          <table:table-cell table:style-name="Таблица6.C3" office:value-type="string">
            <text:p text:style-name="P8">“uint”</text:p>
          </table:table-cell>
        </table:table-row>
        <table:table-row>
          <table:table-cell table:style-name="Таблица6.A3" office:value-type="string">
            <text:p text:style-name="P9">ulen</text:p>
          </table:table-cell>
          <table:table-cell table:style-name="Таблица6.A3" office:value-type="string">
            <text:p text:style-name="P12">Word</text:p>
          </table:table-cell>
          <table:table-cell table:style-name="Таблица6.C3" office:value-type="string">
            <text:p text:style-name="P8">“ulen”</text:p>
          </table:table-cell>
        </table:table-row>
        <table:table-row>
          <table:table-cell table:style-name="Таблица6.A3" office:value-type="string">
            <text:p text:style-name="P9">sint8</text:p>
          </table:table-cell>
          <table:table-cell table:style-name="Таблица6.A3" office:value-type="string">
            <text:p text:style-name="P12">Word</text:p>
          </table:table-cell>
          <table:table-cell table:style-name="Таблица6.C3" office:value-type="string">
            <text:p text:style-name="P8">“sint8”</text:p>
          </table:table-cell>
        </table:table-row>
        <table:table-row>
          <table:table-cell table:style-name="Таблица6.A3" office:value-type="string">
            <text:p text:style-name="P9">sint16</text:p>
          </table:table-cell>
          <table:table-cell table:style-name="Таблица6.A3" office:value-type="string">
            <text:p text:style-name="P12">Word</text:p>
          </table:table-cell>
          <table:table-cell table:style-name="Таблица6.C3" office:value-type="string">
            <text:p text:style-name="P8">“sint16”</text:p>
          </table:table-cell>
        </table:table-row>
        <table:table-row>
          <table:table-cell table:style-name="Таблица6.A3" office:value-type="string">
            <text:p text:style-name="P9">sint32</text:p>
          </table:table-cell>
          <table:table-cell table:style-name="Таблица6.A3" office:value-type="string">
            <text:p text:style-name="P12">Word</text:p>
          </table:table-cell>
          <table:table-cell table:style-name="Таблица6.C3" office:value-type="string">
            <text:p text:style-name="P8">“sint32”</text:p>
          </table:table-cell>
        </table:table-row>
        <table:table-row>
          <table:table-cell table:style-name="Таблица6.A3" office:value-type="string">
            <text:p text:style-name="P9">sint64</text:p>
          </table:table-cell>
          <table:table-cell table:style-name="Таблица6.A3" office:value-type="string">
            <text:p text:style-name="P12">Word</text:p>
          </table:table-cell>
          <table:table-cell table:style-name="Таблица6.C3" office:value-type="string">
            <text:p text:style-name="P8">“sint64”</text:p>
          </table:table-cell>
        </table:table-row>
        <table:table-row>
          <table:table-cell table:style-name="Таблица6.A3" office:value-type="string">
            <text:p text:style-name="P9">uint8</text:p>
          </table:table-cell>
          <table:table-cell table:style-name="Таблица6.A3" office:value-type="string">
            <text:p text:style-name="P12">Word</text:p>
          </table:table-cell>
          <table:table-cell table:style-name="Таблица6.C3" office:value-type="string">
            <text:p text:style-name="P8">“uint8”</text:p>
          </table:table-cell>
        </table:table-row>
        <table:table-row>
          <table:table-cell table:style-name="Таблица6.A3" office:value-type="string">
            <text:p text:style-name="P9">uint16</text:p>
          </table:table-cell>
          <table:table-cell table:style-name="Таблица6.A3" office:value-type="string">
            <text:p text:style-name="P12">Word</text:p>
          </table:table-cell>
          <table:table-cell table:style-name="Таблица6.C3" office:value-type="string">
            <text:p text:style-name="P8">“uint16”</text:p>
          </table:table-cell>
        </table:table-row>
        <table:table-row>
          <table:table-cell table:style-name="Таблица6.A3" office:value-type="string">
            <text:p text:style-name="P9">uint32</text:p>
          </table:table-cell>
          <table:table-cell table:style-name="Таблица6.A3" office:value-type="string">
            <text:p text:style-name="P12">Word</text:p>
          </table:table-cell>
          <table:table-cell table:style-name="Таблица6.C3" office:value-type="string">
            <text:p text:style-name="P8">“uint32”</text:p>
          </table:table-cell>
        </table:table-row>
        <table:table-row>
          <table:table-cell table:style-name="Таблица6.A3" office:value-type="string">
            <text:p text:style-name="P9">uint64</text:p>
          </table:table-cell>
          <table:table-cell table:style-name="Таблица6.A3" office:value-type="string">
            <text:p text:style-name="P12">Word</text:p>
          </table:table-cell>
          <table:table-cell table:style-name="Таблица6.C3" office:value-type="string">
            <text:p text:style-name="P8">“uint64”</text:p>
          </table:table-cell>
        </table:table-row>
        <table:table-row>
          <table:table-cell table:style-name="Таблица6.A3" office:value-type="string">
            <text:p text:style-name="P9">text</text:p>
          </table:table-cell>
          <table:table-cell table:style-name="Таблица6.A3" office:value-type="string">
            <text:p text:style-name="P12">Word</text:p>
          </table:table-cell>
          <table:table-cell table:style-name="Таблица6.C3" office:value-type="string">
            <text:p text:style-name="P8">“text”</text:p>
          </table:table-cell>
        </table:table-row>
        <table:table-row>
          <table:table-cell table:style-name="Таблица6.A3" office:value-type="string">
            <text:p text:style-name="P9">ip</text:p>
          </table:table-cell>
          <table:table-cell table:style-name="Таблица6.A3" office:value-type="string">
            <text:p text:style-name="P12">Word</text:p>
          </table:table-cell>
          <table:table-cell table:style-name="Таблица6.C3" office:value-type="string">
            <text:p text:style-name="P8">“ip”</text:p>
          </table:table-cell>
        </table:table-row>
        <table:table-row>
          <table:table-cell table:style-name="Таблица6.A3" office:value-type="string">
            <text:p text:style-name="P9">struct</text:p>
          </table:table-cell>
          <table:table-cell table:style-name="Таблица6.A3" office:value-type="string">
            <text:p text:style-name="P12">Word</text:p>
          </table:table-cell>
          <table:table-cell table:style-name="Таблица6.C3" office:value-type="string">
            <text:p text:style-name="P8">“struct”</text:p>
          </table:table-cell>
        </table:table-row>
        <table:table-row>
          <table:table-cell table:style-name="Таблица6.A3" office:value-type="string">
            <text:p text:style-name="P9">type</text:p>
          </table:table-cell>
          <table:table-cell table:style-name="Таблица6.A3" office:value-type="string">
            <text:p text:style-name="P12">Word</text:p>
          </table:table-cell>
          <table:table-cell table:style-name="Таблица6.C3" office:value-type="string">
            <text:p text:style-name="P8">“type”</text:p>
          </table:table-cell>
        </table:table-row>
        <table:table-row>
          <table:table-cell table:style-name="Таблица6.A3" office:value-type="string">
            <text:p text:style-name="P9">null</text:p>
          </table:table-cell>
          <table:table-cell table:style-name="Таблица6.A3" office:value-type="string">
            <text:p text:style-name="P12">Word</text:p>
          </table:table-cell>
          <table:table-cell table:style-name="Таблица6.C3" office:value-type="string">
            <text:p text:style-name="P8">“null”</text:p>
          </table:table-cell>
        </table:table-row>
        <table:table-row>
          <table:table-cell table:style-name="Таблица6.A3" office:value-type="string">
            <text:p text:style-name="P9">scope</text:p>
          </table:table-cell>
          <table:table-cell table:style-name="Таблица6.A3" office:value-type="string">
            <text:p text:style-name="P12">Word</text:p>
          </table:table-cell>
          <table:table-cell table:style-name="Таблица6.C3" office:value-type="string">
            <text:p text:style-name="P8">“scope”</text:p>
          </table:table-cell>
        </table:table-row>
        <table:table-row>
          <table:table-cell table:style-name="Таблица6.A3" office:value-type="string">
            <text:p text:style-name="P9">include</text:p>
          </table:table-cell>
          <table:table-cell table:style-name="Таблица6.A3" office:value-type="string">
            <text:p text:style-name="P12">Word</text:p>
          </table:table-cell>
          <table:table-cell table:style-name="Таблица6.C3" office:value-type="string">
            <text:p text:style-name="P8">“include”</text:p>
          </table:table-cell>
        </table:table-row>
        <table:table-row>
          <table:table-cell table:style-name="Таблица6.A3" office:value-type="string">
            <text:p text:style-name="P9">const</text:p>
          </table:table-cell>
          <table:table-cell table:style-name="Таблица6.A3" office:value-type="string">
            <text:p text:style-name="P12">Word</text:p>
          </table:table-cell>
          <table:table-cell table:style-name="Таблица6.C3" office:value-type="string">
            <text:p text:style-name="P8">“const”</text:p>
          </table:table-cell>
        </table:table-row>
        <table:table-row>
          <table:table-cell table:style-name="Таблица6.A2" office:value-type="string">
            <text:p text:style-name="P9"/>
          </table:table-cell>
          <table:table-cell table:style-name="Таблица6.B2" office:value-type="string">
            <text:p text:style-name="P12"/>
          </table:table-cell>
          <table:table-cell table:style-name="Таблица6.C2" office:value-type="string">
            <text:p text:style-name="P8"/>
          </table:table-cell>
        </table:table-row>
        <table:table-row>
          <table:table-cell table:style-name="Таблица6.A3" office:value-type="string">
            <text:p text:style-name="P9">→</text:p>
          </table:table-cell>
          <table:table-cell table:style-name="Таблица6.A3" office:value-type="string">
            <text:p text:style-name="P12">PunctArrow</text:p>
          </table:table-cell>
          <table:table-cell table:style-name="Таблица6.C3" office:value-type="string">
            <text:p text:style-name="P8">“-&gt;”</text:p>
          </table:table-cell>
        </table:table-row>
        <table:table-row>
          <table:table-cell table:style-name="Таблица6.A3" office:value-type="string">
            <text:p text:style-name="P9">.</text:p>
          </table:table-cell>
          <table:table-cell table:style-name="Таблица6.A3" office:value-type="string">
            <text:p text:style-name="P12">PunctDots</text:p>
          </table:table-cell>
          <table:table-cell table:style-name="Таблица6.C3" office:value-type="string">
            <text:p text:style-name="P8">“.”</text:p>
          </table:table-cell>
        </table:table-row>
        <table:table-row>
          <table:table-cell table:style-name="Таблица6.A3" office:value-type="string">
            <text:p text:style-name="P9">...</text:p>
          </table:table-cell>
          <table:table-cell table:style-name="Таблица6.A3" office:value-type="string">
            <text:p text:style-name="P12">PunctDots</text:p>
          </table:table-cell>
          <table:table-cell table:style-name="Таблица6.C3" office:value-type="string">
            <text:p text:style-name="P8">“..” “...” ets. </text:p>
          </table:table-cell>
        </table:table-row>
        <table:table-row>
          <table:table-cell table:style-name="Таблица6.A2" office:value-type="string">
            <text:p text:style-name="P9"/>
          </table:table-cell>
          <table:table-cell table:style-name="Таблица6.B2" office:value-type="string">
            <text:p text:style-name="P12"/>
          </table:table-cell>
          <table:table-cell table:style-name="Таблица6.C2" office:value-type="string">
            <text:p text:style-name="P7"/>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7"><text:span text:style-name="T4">“</text:span>*<text:span text:style-name="T4">”</text:span></text:p>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7"><text:span text:style-name="T4">“</text:span>,<text:span text:style-name="T4">”</text:span></text:p>
          </table:table-cell>
        </table:table-row>
        <text:soft-page-break/>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7"><text:span text:style-name="T4">“</text:span>;<text:span text:style-name="T4">”</text:span></text:p>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8">“=”</text:p>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8">“+”</text:p>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8">“-”</text:p>
          </table:table-cell>
        </table:table-row>
        <table:table-row>
          <table:table-cell table:style-name="Таблица6.A3" office:value-type="string">
            <text:p text:style-name="P9">&amp;</text:p>
          </table:table-cell>
          <table:table-cell table:style-name="Таблица6.A3" office:value-type="string">
            <text:p text:style-name="P12">PunctSym</text:p>
          </table:table-cell>
          <table:table-cell table:style-name="Таблица6.C3" office:value-type="string">
            <text:p text:style-name="P8">“&amp;”</text:p>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8">“#”</text:p>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8">“/”</text:p>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8">“%”</text:p>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8">“(”</text:p>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8">“)”</text:p>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8">“[”</text:p>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8">“]”</text:p>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8">“{”</text:p>
          </table:table-cell>
        </table:table-row>
        <table:table-row>
          <table:table-cell table:style-name="Таблица6.A3" office:value-type="string">
            <text:p text:style-name="P9">}</text:p>
          </table:table-cell>
          <table:table-cell table:style-name="Таблица6.A3" office:value-type="string">
            <text:p text:style-name="P12">PunctSym</text:p>
          </table:table-cell>
          <table:table-cell table:style-name="Таблица6.C3" office:value-type="string">
            <text:p text:style-name="P8">“}”</text:p>
          </table:table-cell>
        </table:table-row>
      </table:table>
      <text:p text:style-name="P4"/>
      <text:h text:style-name="P18" text:outline-level="2">4. Parsing phase.</text:h>
      <text:p text:style-name="Text_20_body">During the parsing phase the sequence of atoms is folded into the <text:span text:style-name="T2">AST</text:span>. <text:span text:style-name="T2">DDL</text:span> is an <text:span text:style-name="T2">LR1</text:span> language, so it can be done using an <text:span text:style-name="T2">LR1</text:span> parser.</text:p>
      <text:h text:style-name="Heading_20_3" text:outline-level="3">DDL grammar</text:h>
      <text:p text:style-name="Text_20_body">Here is a <text:span text:style-name="T6">conditional recursive grammar</text:span> of <text:span text:style-name="T2">DDL</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8">! BODY</text:p>
          </table:table-cell>
          <table:table-cell table:style-name="Таблица5.B1" table:number-columns-spanned="3" office:value-type="string">
            <text:p text:style-name="P10">empty</text:p>
            <text:p text:style-name="P8">BODY SCOPE</text:p>
            <text:p text:style-name="P8">BODY INCLUDE</text:p>
            <text:p text:style-name="P8">BODY TYPE</text:p>
            <text:p text:style-name="P8">BODY CONST</text:p>
            <text:p text:style-name="P8">BODY STRUCT <text:span text:style-name="T2">;</text:span></text:p>
          </table:table-cell>
          <table:covered-table-cell/>
          <table:covered-table-cell/>
        </table:table-row>
        <table:table-row>
          <table:table-cell table:style-name="Таблица5.A2" office:value-type="string">
            <text:p text:style-name="P8">SCOPE</text:p>
          </table:table-cell>
          <table:table-cell table:style-name="Таблица5.B2" table:number-columns-spanned="3" office:value-type="string">
            <text:p text:style-name="P8"><text:span text:style-name="T39">scope</text:span> <text:span text:style-name="T39">Name</text:span> <text:span text:style-name="T39">{</text:span> BODY <text:span text:style-name="T39">}</text:span></text:p>
          </table:table-cell>
          <table:covered-table-cell/>
          <table:covered-table-cell/>
        </table:table-row>
        <table:table-row>
          <table:table-cell table:style-name="Таблица5.A2" office:value-type="string">
            <text:p text:style-name="P8">INCLUDE</text:p>
          </table:table-cell>
          <table:table-cell table:style-name="Таблица5.B2" table:number-columns-spanned="3" office:value-type="string">
            <text:p text:style-name="P8"><text:span text:style-name="T39">include</text:span> <text:span text:style-name="T39">FileName</text:span></text:p>
          </table:table-cell>
          <table:covered-table-cell/>
          <table:covered-table-cell/>
        </table:table-row>
        <table:table-row>
          <table:table-cell table:style-name="Таблица5.A2" office:value-type="string">
            <text:p text:style-name="P8">TYPE</text:p>
          </table:table-cell>
          <table:table-cell table:style-name="Таблица5.B2" table:number-columns-spanned="3" office:value-type="string">
            <text:p text:style-name="P8"><text:span text:style-name="T39">type</text:span> <text:span text:style-name="T39">Name</text:span> <text:span text:style-name="T39">=</text:span> TYPEDEF <text:span text:style-name="T39">;</text:span></text:p>
          </table:table-cell>
          <table:covered-table-cell/>
          <table:covered-table-cell/>
        </table:table-row>
        <table:table-row table:style-name="Таблица5.5">
          <table:table-cell table:style-name="Таблица5.A2" office:value-type="string">
            <text:p text:style-name="P8">CONST</text:p>
          </table:table-cell>
          <table:table-cell table:style-name="Таблица5.B2" table:number-columns-spanned="3" office:value-type="string">
            <text:p text:style-name="P8">TYPEDEF <text:span text:style-name="T2">Name</text:span> <text:span text:style-name="T2">=</text:span> EXPR <text:span text:style-name="T2">;</text:span></text:p>
          </table:table-cell>
          <table:covered-table-cell/>
          <table:covered-table-cell/>
        </table:table-row>
        <table:table-row>
          <table:table-cell table:style-name="Таблица5.A1" office:value-type="string">
            <text:p text:style-name="P7"/>
          </table:table-cell>
          <table:table-cell table:style-name="Таблица5.B6" table:number-columns-spanned="3" office:value-type="string">
            <text:p text:style-name="P7"/>
          </table:table-cell>
          <table:covered-table-cell/>
          <table:covered-table-cell/>
        </table:table-row>
        <table:table-row>
          <table:table-cell table:style-name="Таблица5.A2" office:value-type="string">
            <text:p text:style-name="P8">RNAME</text:p>
          </table:table-cell>
          <table:table-cell table:style-name="Таблица5.B2" table:number-columns-spanned="3" office:value-type="string">
            <text:p text:style-name="P9">Name</text:p>
            <text:p text:style-name="P8">RNAME <text:span text:style-name="T2">#</text:span> <text:span text:style-name="T2">Name</text:span></text:p>
          </table:table-cell>
          <table:covered-table-cell/>
          <table:covered-table-cell/>
        </table:table-row>
        <table:table-row>
          <table:table-cell table:style-name="Таблица5.A2" office:value-type="string">
            <text:p text:style-name="P8">NAME</text:p>
          </table:table-cell>
          <table:table-cell table:style-name="Таблица5.B2" table:number-columns-spanned="3" office:value-type="string">
            <text:p text:style-name="P8">RNAME</text:p>
            <text:p text:style-name="P8"><text:span text:style-name="T2">#</text:span> RNAME</text:p>
            <text:p text:style-name="P8"><text:span text:style-name="T2">.</text:span> <text:span text:style-name="T2">#</text:span> RNAME</text:p>
            <text:p text:style-name="P8"><text:span text:style-name="T2">...</text:span> <text:span text:style-name="T2">#</text:span> RNAME</text:p>
          </table:table-cell>
          <table:covered-table-cell/>
          <table:covered-table-cell/>
        </table:table-row>
        <table:table-row>
          <table:table-cell table:style-name="Таблица5.A2" office:value-type="string">
            <text:p text:style-name="P8">RQNAME</text:p>
          </table:table-cell>
          <table:table-cell table:style-name="Таблица5.B2" table:number-columns-spanned="3" office:value-type="string">
            <text:p text:style-name="P9">Name</text:p>
            <text:p text:style-name="P9">QName</text:p>
            <text:p text:style-name="P8">RQNAME <text:span text:style-name="T2">#</text:span> <text:span text:style-name="T2">Name</text:span></text:p>
            <text:p text:style-name="P8">RQNAME <text:span text:style-name="T2">#</text:span> <text:span text:style-name="T2">QName</text:span></text:p>
          </table:table-cell>
          <table:covered-table-cell/>
          <table:covered-table-cell/>
        </table:table-row>
        <table:table-row>
          <table:table-cell table:style-name="Таблица5.A2" office:value-type="string">
            <text:p text:style-name="P8">QNAME</text:p>
          </table:table-cell>
          <table:table-cell table:style-name="Таблица5.B2" table:number-columns-spanned="3" office:value-type="string">
            <text:p text:style-name="P8">RQNAME</text:p>
            <text:p text:style-name="P8"><text:span text:style-name="T2">#</text:span> RQNAME</text:p>
            <text:p text:style-name="P8"><text:span text:style-name="T2">.</text:span> <text:span text:style-name="T2">#</text:span> RQNAME</text:p>
            <text:p text:style-name="P8"><text:span text:style-name="T2">...</text:span> <text:span text:style-name="T2">#</text:span> RQNAME</text:p>
          </table:table-cell>
          <table:covered-table-cell/>
          <table:covered-table-cell/>
        </table:table-row>
        <table:table-row>
          <table:table-cell table:style-name="Таблица5.A2" office:value-type="string">
            <text:p text:style-name="P8">INT_TYPE</text:p>
          </table:table-cell>
          <table:table-cell table:style-name="Таблица5.B2" table:number-columns-spanned="3" office:value-type="string">
            <text:p text:style-name="P9">int</text:p>
            <text:p text:style-name="P9">sint</text:p>
            <text:p text:style-name="P9">uint</text:p>
            <text:p text:style-name="P9">ulen</text:p>
            <text:p text:style-name="P9">sint8</text:p>
            <text:p text:style-name="P9">uint8</text:p>
            <text:p text:style-name="P9">sint16</text:p>
            <text:p text:style-name="P9">uint16</text:p>
            <text:p text:style-name="P9"><text:soft-page-break/>sint32</text:p>
            <text:p text:style-name="P9">uint32</text:p>
            <text:p text:style-name="P9">sint64</text:p>
            <text:p text:style-name="P9">uint64</text:p>
          </table:table-cell>
          <table:covered-table-cell/>
          <table:covered-table-cell/>
        </table:table-row>
        <table:table-row>
          <table:table-cell table:style-name="Таблица5.A2" office:value-type="string">
            <text:p text:style-name="P8">BASE_TYPE</text:p>
          </table:table-cell>
          <table:table-cell table:style-name="Таблица5.B2" table:number-columns-spanned="3" office:value-type="string">
            <text:p text:style-name="P13">INT_TYPE</text:p>
            <text:p text:style-name="P9">text</text:p>
            <text:p text:style-name="P9">ip</text:p>
          </table:table-cell>
          <table:covered-table-cell/>
          <table:covered-table-cell/>
        </table:table-row>
        <table:table-row>
          <table:table-cell table:style-name="Таблица5.A2" office:value-type="string">
            <text:p text:style-name="P8"/>
          </table:table-cell>
          <table:table-cell table:style-name="Таблица5.B1" table:number-columns-spanned="3" office:value-type="string">
            <text:p text:style-name="P13"/>
          </table:table-cell>
          <table:covered-table-cell/>
          <table:covered-table-cell/>
        </table:table-row>
        <table:table-row>
          <table:table-cell table:style-name="Таблица5.A2" office:value-type="string">
            <text:p text:style-name="P8">TYPEDEF</text:p>
          </table:table-cell>
          <table:table-cell table:style-name="Таблица5.B2" table:number-columns-spanned="3" office:value-type="string">
            <text:p text:style-name="P8">NAME</text:p>
            <text:p text:style-name="P8">BASE_TYPE</text:p>
            <text:p text:style-name="P8">TYPEDEF <text:span text:style-name="T2">*</text:span></text:p>
            <text:p text:style-name="P13"><text:span text:style-name="T2">{</text:span> TYPEDEF_LIST <text:span text:style-name="T2">}</text:span> <text:span text:style-name="T2">*</text:span></text:p>
            <text:p text:style-name="P8">TYPEDEF <text:span text:style-name="T2">[</text:span> <text:span text:style-name="T2">]</text:span></text:p>
            <text:p text:style-name="P8">TYPEDEF <text:span text:style-name="T2">[</text:span> EXPR <text:span text:style-name="T2">]</text:span></text:p>
            <text:p text:style-name="P8">STRUCT</text:p>
          </table:table-cell>
          <table:covered-table-cell/>
          <table:covered-table-cell/>
        </table:table-row>
        <table:table-row>
          <table:table-cell table:style-name="Таблица5.A2" office:value-type="string">
            <text:p text:style-name="P8">TYPEDEF_LIST</text:p>
          </table:table-cell>
          <table:table-cell table:style-name="Таблица5.B2" table:number-columns-spanned="3" office:value-type="string">
            <text:p text:style-name="P8">TYPEDEF</text:p>
            <text:p text:style-name="P8">TYPEDEF_LIST <text:span text:style-name="T2">,</text:span> TYPEDEF</text:p>
          </table:table-cell>
          <table:covered-table-cell/>
          <table:covered-table-cell/>
        </table:table-row>
        <table:table-row>
          <table:table-cell table:style-name="Таблица5.A1" office:value-type="string">
            <text:p text:style-name="P7"/>
          </table:table-cell>
          <table:table-cell table:style-name="Таблица5.B6" table:number-columns-spanned="3" office:value-type="string">
            <text:p text:style-name="P7"/>
          </table:table-cell>
          <table:covered-table-cell/>
          <table:covered-table-cell/>
        </table:table-row>
        <table:table-row>
          <table:table-cell table:style-name="Таблица5.A2" office:value-type="string">
            <text:p text:style-name="P8">STRUCT</text:p>
          </table:table-cell>
          <table:table-cell table:style-name="Таблица5.B2" table:number-columns-spanned="3" office:value-type="string">
            <text:p text:style-name="P8"><text:span text:style-name="T2">struct</text:span> <text:span text:style-name="T2">Name</text:span> <text:span text:style-name="T2">{</text:span> SBODY <text:span text:style-name="T2">}</text:span></text:p>
          </table:table-cell>
          <table:covered-table-cell/>
          <table:covered-table-cell/>
        </table:table-row>
        <table:table-row>
          <table:table-cell table:style-name="Таблица5.A2" office:value-type="string">
            <text:p text:style-name="P8">SBODY</text:p>
          </table:table-cell>
          <table:table-cell table:style-name="Таблица5.B2" table:number-columns-spanned="3" office:value-type="string">
            <text:p text:style-name="P10">empty</text:p>
            <text:p text:style-name="P8"><text:span text:style-name="T19">S</text:span>BODY<text:span text:style-name="T19"> </text:span>TYPE</text:p>
            <text:p text:style-name="P8">SBODY <text:span text:style-name="T2">const</text:span> CONST</text:p>
            <text:p text:style-name="P8">SBODY STRUCT <text:span text:style-name="T2">;</text:span></text:p>
            <text:p text:style-name="P8">SBODY TYPEDEF <text:span text:style-name="T2">Name</text:span> <text:span text:style-name="T2">;</text:span></text:p>
            <text:p text:style-name="P8">SBODY TYPEDEF <text:span text:style-name="T2">Name</text:span> <text:span text:style-name="T2">=</text:span> EXPR <text:span text:style-name="T2">;</text:span></text:p>
          </table:table-cell>
          <table:covered-table-cell/>
          <table:covered-table-cell/>
        </table:table-row>
        <table:table-row table:style-name="Таблица5.19">
          <table:table-cell table:style-name="Таблица5.A1" office:value-type="string">
            <text:p text:style-name="P7"/>
          </table:table-cell>
          <table:table-cell table:style-name="Таблица5.B6" table:number-columns-spanned="3" office:value-type="string">
            <text:p text:style-name="P7"/>
          </table:table-cell>
          <table:covered-table-cell/>
          <table:covered-table-cell/>
        </table:table-row>
        <table:table-row>
          <table:table-cell table:style-name="Таблица5.A2" office:value-type="string">
            <text:p text:style-name="P8">EXPR <text:span text:style-name="T40">: </text:span></text:p>
            <text:p text:style-name="P16"><text:s text:c="2"/>list ,</text:p>
            <text:p text:style-name="P16"><text:s text:c="2"/>add ,</text:p>
            <text:p text:style-name="P16"><text:s text:c="2"/>mul ,</text:p>
            <text:p text:style-name="P16"><text:s text:c="2"/>un ,</text:p>
            <text:p text:style-name="P16"><text:s text:c="2"/>num ,</text:p>
            <text:p text:style-name="P16"><text:s text:c="2"/>post ,</text:p>
            <text:p text:style-name="P16"><text:s text:c="2"/>prim</text:p>
          </table:table-cell>
          <table:table-cell table:style-name="Таблица5.A2" office:value-type="string">
            <text:p text:style-name="P8"><text:span text:style-name="T2">( </text:span><text:span text:style-name="T3">EXPR</text:span><text:span text:style-name="T2"> ) <text:s text:c="21"/></text:span></text:p>
            <text:p text:style-name="P13">QNAME</text:p>
            <text:p text:style-name="P13">LITERAL <text:s text:c="22"/></text:p>
            <text:p text:style-name="P13">ITYPE <text:span text:style-name="T2">(</text:span> EXPR <text:span text:style-name="T2">) <text:s text:c="15"/></text:span></text:p>
            <text:p text:style-name="P13"/>
            <text:p text:style-name="P13">EXPR<text:span text:style-name="T40">.a</text:span> <text:span text:style-name="T2">.</text:span> <text:span text:style-name="T2">Name</text:span></text:p>
            <text:p text:style-name="P13">EXPR<text:span text:style-name="T40">.a</text:span> <text:span text:style-name="T2">→ Name</text:span> <text:s/><text:span text:style-name="T40"><text:s/></text:span></text:p>
            <text:p text:style-name="P13">EXPR<text:span text:style-name="T40">.a</text:span> <text:span text:style-name="T2">[</text:span> EXPR <text:span text:style-name="T2">]</text:span> <text:span text:style-name="T40"><text:s text:c="2"/></text:span></text:p>
            <text:p text:style-name="P13"/>
            <text:p text:style-name="P9">Number</text:p>
            <text:p text:style-name="P9"><text:s text:c="24"/></text:p>
            <text:p text:style-name="P13"><text:span text:style-name="T2">*</text:span> EXPR<text:span text:style-name="T40">.a <text:s text:c="10"/></text:span></text:p>
            <text:p text:style-name="P13"><text:span text:style-name="T2">&amp;</text:span> EXPR<text:span text:style-name="T40">.a <text:s text:c="10"/></text:span></text:p>
            <text:p text:style-name="P13"><text:span text:style-name="T2">+</text:span> EXPR<text:span text:style-name="T40">.a <text:s text:c="10"/></text:span></text:p>
            <text:p text:style-name="P13"><text:span text:style-name="T2">-</text:span> EXPR<text:span text:style-name="T40">.a <text:s text:c="10"/></text:span></text:p>
            <text:p text:style-name="P13"><text:soft-page-break/>EXPR<text:span text:style-name="T40">.a</text:span> <text:span text:style-name="T2">*</text:span> EXPR<text:span text:style-name="T40">.b <text:s/></text:span></text:p>
            <text:p text:style-name="P13">EXPR<text:span text:style-name="T40">.a</text:span> <text:span text:style-name="T2">/</text:span> EXPR<text:span text:style-name="T40">.b <text:s/></text:span></text:p>
            <text:p text:style-name="P13">EXPR<text:span text:style-name="T40">.a</text:span> <text:span text:style-name="T2">%</text:span> EXPR<text:span text:style-name="T40">.b <text:s/></text:span></text:p>
            <text:p text:style-name="P13"/>
            <text:p text:style-name="P13">EXPR<text:span text:style-name="T40">.a</text:span> <text:span text:style-name="T2">+</text:span> EXPR<text:span text:style-name="T40">.b <text:s/></text:span></text:p>
            <text:p text:style-name="P13">EXPR<text:span text:style-name="T40">.a</text:span> <text:span text:style-name="T2">–</text:span> EXPR<text:span text:style-name="T40">.b <text:s/></text:span></text:p>
            <text:p text:style-name="P9"/>
            <text:p text:style-name="P8"><text:span text:style-name="T2">{</text:span> <text:span text:style-name="T2">} <text:s text:c="24"/></text:span></text:p>
            <text:p text:style-name="P8"><text:span text:style-name="T2">{</text:span> EXPR_LIST <text:span text:style-name="T2">} <text:s text:c="14"/></text:span></text:p>
            <text:p text:style-name="P8"><text:span text:style-name="T2">{</text:span> NAMED_EXPR_LIST <text:span text:style-name="T2">} <text:s text:c="8"/></text:span><text:span text:style-name="T2"><text:s/></text:span></text:p>
            <text:p text:style-name="P8"><text:span text:style-name="T3">EXPR </text:span><text:span text:style-name="T2">{</text:span><text:span text:style-name="T3"> </text:span><text:span text:style-name="T2">} <text:s text:c="19"/></text:span></text:p>
            <text:p text:style-name="P8"><text:span text:style-name="T3">EXPR </text:span><text:span text:style-name="T2">{</text:span><text:span text:style-name="T3"> NAMED_EXPR_LIST </text:span><text:span text:style-name="T2">} <text:s text:c="3"/></text:span></text:p>
          </table:table-cell>
          <table:table-cell table:style-name="Таблица5.A2" office:value-type="string">
            <text:p text:style-name="P8"/>
            <text:p text:style-name="P8"/>
            <text:p text:style-name="P8"/>
            <text:p text:style-name="P8"/>
            <text:p text:style-name="P8"/>
            <text:p text:style-name="P20">if( a&gt;=post )</text:p>
            <text:p text:style-name="P20">if( a&gt;=post )</text:p>
            <text:p text:style-name="P20">if( a&gt;=num )</text:p>
            <text:p text:style-name="P20"/>
            <text:p text:style-name="P20"/>
            <text:p text:style-name="P20"/>
            <text:p text:style-name="P20">if( a&gt;=un )</text:p>
            <text:p text:style-name="P20">if( a&gt;=un )</text:p>
            <text:p text:style-name="P20">if( a&gt;=un )</text:p>
            <text:p text:style-name="P20">if( a&gt;=un )</text:p>
            <text:p text:style-name="P20"><text:soft-page-break/>if( a&gt;=mul &amp; b&gt;=un )</text:p>
            <text:p text:style-name="P20">if( a&gt;=mul &amp; b&gt;=un )</text:p>
            <text:p text:style-name="P20">if( a&gt;=mul &amp; b&gt;=un )</text:p>
            <text:p text:style-name="P20"/>
            <text:p text:style-name="P20">if( a&gt;=add &amp; b&gt;=mul )</text:p>
            <text:p text:style-name="P20">if( a&gt;=add &amp; b&gt;=mul )</text:p>
          </table:table-cell>
          <table:table-cell table:style-name="Таблица5.B2" office:value-type="string">
            <text:p text:style-name="P20">= prim</text:p>
            <text:p text:style-name="P20">= prim</text:p>
            <text:p text:style-name="P20">= prim</text:p>
            <text:p text:style-name="P20">= prim</text:p>
            <text:p text:style-name="P20"/>
            <text:p text:style-name="P20">= post</text:p>
            <text:p text:style-name="P20">= post</text:p>
            <text:p text:style-name="P20">= post</text:p>
            <text:p text:style-name="P20"/>
            <text:p text:style-name="P20">= num</text:p>
            <text:p text:style-name="P20"/>
            <text:p text:style-name="P20">= post</text:p>
            <text:p text:style-name="P20">= post</text:p>
            <text:p text:style-name="P20">= post</text:p>
            <text:p text:style-name="P20">= post</text:p>
            <text:p text:style-name="P20"><text:soft-page-break/>= mul</text:p>
            <text:p text:style-name="P20">= mul</text:p>
            <text:p text:style-name="P20">= mul</text:p>
            <text:p text:style-name="P20"/>
            <text:p text:style-name="P20">= add</text:p>
            <text:p text:style-name="P20">= add</text:p>
            <text:p text:style-name="P20"/>
            <text:p text:style-name="P20">= list</text:p>
            <text:p text:style-name="P20">= list</text:p>
            <text:p text:style-name="P20">= list</text:p>
            <text:p text:style-name="P20">= list</text:p>
            <text:p text:style-name="P20">= list</text:p>
          </table:table-cell>
        </table:table-row>
        <table:table-row>
          <table:table-cell table:style-name="Таблица5.A2" office:value-type="string">
            <text:p text:style-name="P8"/>
          </table:table-cell>
          <table:table-cell table:style-name="Таблица5.B2" table:number-columns-spanned="3" office:value-type="string">
            <text:p text:style-name="P13"/>
          </table:table-cell>
          <table:covered-table-cell/>
          <table:covered-table-cell/>
        </table:table-row>
        <table:table-row>
          <table:table-cell table:style-name="Таблица5.A2" office:value-type="string">
            <text:p text:style-name="P8">EXPR_LIST</text:p>
          </table:table-cell>
          <table:table-cell table:style-name="Таблица5.B2" table:number-columns-spanned="3" office:value-type="string">
            <text:p text:style-name="P8">EXPR</text:p>
            <text:p text:style-name="P8">EXPR_LIST <text:span text:style-name="T2">,</text:span> EXPR</text:p>
          </table:table-cell>
          <table:covered-table-cell/>
          <table:covered-table-cell/>
        </table:table-row>
        <table:table-row>
          <table:table-cell table:style-name="Таблица5.A2" office:value-type="string">
            <text:p text:style-name="P8">NAMED_EXPR</text:p>
          </table:table-cell>
          <table:table-cell table:style-name="Таблица5.B2" table:number-columns-spanned="3" office:value-type="string">
            <text:p text:style-name="P8"><text:span text:style-name="T2">.</text:span> <text:span text:style-name="T2">Name</text:span> <text:span text:style-name="T2">=</text:span> EXPR</text:p>
          </table:table-cell>
          <table:covered-table-cell/>
          <table:covered-table-cell/>
        </table:table-row>
        <table:table-row>
          <table:table-cell table:style-name="Таблица5.A2" office:value-type="string">
            <text:p text:style-name="P8">NAMED_EXPR_LIST</text:p>
          </table:table-cell>
          <table:table-cell table:style-name="Таблица5.B2" table:number-columns-spanned="3" office:value-type="string">
            <text:p text:style-name="P8">NAMED_EXPR</text:p>
            <text:p text:style-name="P8">NAMED_EXPR_LIST <text:span text:style-name="T2">,</text:span> NAMED_EXPR</text:p>
          </table:table-cell>
          <table:covered-table-cell/>
          <table:covered-table-cell/>
        </table:table-row>
        <table:table-row>
          <table:table-cell table:style-name="Таблица5.A2" office:value-type="string">
            <text:p text:style-name="P8"/>
          </table:table-cell>
          <table:table-cell table:style-name="Таблица5.B2" table:number-columns-spanned="3" office:value-type="string">
            <text:p text:style-name="P8"/>
          </table:table-cell>
          <table:covered-table-cell/>
          <table:covered-table-cell/>
        </table:table-row>
        <table:table-row>
          <table:table-cell table:style-name="Таблица5.A2" office:value-type="string">
            <text:p text:style-name="P8">ITYPE</text:p>
          </table:table-cell>
          <table:table-cell table:style-name="Таблица5.B2" table:number-columns-spanned="3" office:value-type="string">
            <text:p text:style-name="P8">INT_TYPE</text:p>
            <text:p text:style-name="P8">QNAME</text:p>
          </table:table-cell>
          <table:covered-table-cell/>
          <table:covered-table-cell/>
        </table:table-row>
        <table:table-row>
          <table:table-cell table:style-name="Таблица5.A2" office:value-type="string">
            <text:p text:style-name="P8">LITERAL</text:p>
          </table:table-cell>
          <table:table-cell table:style-name="Таблица5.B2" table:number-columns-spanned="3" office:value-type="string">
            <text:p text:style-name="P9">null</text:p>
            <text:p text:style-name="P9">String</text:p>
            <text:p text:style-name="P8"><text:span text:style-name="T2">Number</text:span> <text:span text:style-name="T2">.</text:span> <text:span text:style-name="T2">Number</text:span> <text:span text:style-name="T2">.</text:span> <text:span text:style-name="T2">Number</text:span> <text:span text:style-name="T2">.</text:span> <text:span text:style-name="T2">Number</text:span></text:p>
          </table:table-cell>
          <table:covered-table-cell/>
          <table:covered-table-cell/>
        </table:table-row>
      </table:table>
      <text:p text:style-name="Standard"/>
      <text:p text:style-name="Text_20_body">During the file inclusion the inclusion directive is replaced by the BODY of the included file.</text:p>
      <text:p text:style-name="Text_20_body"/>
      <text:h text:style-name="P18" text:outline-level="2">5. Evaluation phase.</text:h>
      <text:p text:style-name="Text_20_body"/>
      <text:p text:style-name="Text_20_body"/>
      <text:p text:style-name="Text_20_body"/>
      <text:p text:style-name="Text_20_body"/>
      <text:p text:style-name="Text_20_body"/>
      <text:h text:style-name="P18" text:outline-level="2">6. File name process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nonymous Pro2" svg:font-family="'Anonymous Pro'"/>
    <style:font-face style:name="Mangal1" svg:font-family="Mangal"/>
    <style:font-face style:name="Times New Roman2"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1cm" fo:margin-right="0cm" fo:text-indent="0cm" style:auto-text-indent="false"/>
    </style:style>
    <style:style style:name="Marginalia" style:family="paragraph" style:parent-style-name="Text_20_body" style:class="text">
      <style:paragraph-properties fo:margin="100%" fo:margin-left="4.001cm" fo:margin-right="0cm" fo:text-indent="0cm" style:auto-text-indent="false"/>
    </style:style>
    <style:style style:name="Код" style:family="paragraph" style:parent-style-name="Text_20_body" style:class="text" style:master-page-name="">
      <style:paragraph-properties fo:margin="100%" fo:margin-left="0.499cm" fo:margin-right="0.499cm" fo:text-indent="0cm" style:auto-text-indent="false" style:page-number="auto" fo:background-color="transparent" fo:padding="0.049cm" fo:border="0.002cm solid #000000" style:shadow="none">
        <style:tab-stops/>
        <style:background-image/>
      </style:paragraph-properties>
      <style:text-properties style:font-name="Anonymous Pro"/>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paragraph-properties fo:text-align="center" style:justify-single-word="false"/>
      <style:text-properties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5T11:02:43.63</meta:creation-date>
    <meta:generator>OpenOffice.org/3.4$Win32 OpenOffice.org_project/340m1$Build-9590</meta:generator>
    <meta:editing-cycles>1</meta:editing-cycles>
    <meta:editing-duration>P0D</meta:editing-duration>
    <dc:description>This document contains desciption of the DDL -- data definition language.</dc:description>
    <meta:keyword>DDL</meta:keyword>
    <dc:subject>DDL -- data definition language</dc:subject>
    <dc:title>DDL</dc:title>
    <meta:document-statistic meta:table-count="6" meta:image-count="0" meta:object-count="0" meta:page-count="16" meta:paragraph-count="508" meta:word-count="2145" meta:character-count="11458"/>
    <meta:user-defined meta:name="Поле 1"/>
    <meta:user-defined meta:name="Поле 2"/>
    <meta:user-defined meta:name="Поле 3"/>
    <meta:user-defined meta:name="Поле 4"/>
  </office:meta>
</office:document-meta>
</file>